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33.5mm"/>
    </style:style>
    <style:style style:name="co47" style:family="table-column">
      <style:table-column-properties fo:break-before="auto" style:column-width="27.5mm"/>
    </style:style>
    <style:style style:name="co48" style:family="table-column">
      <style:table-column-properties fo:break-before="auto" style:column-width="25.86mm"/>
    </style:style>
    <style:style style:name="co49" style:family="table-column">
      <style:table-column-properties fo:break-before="auto" style:column-width="26.95mm"/>
    </style:style>
    <style:style style:name="co50" style:family="table-column">
      <style:table-column-properties fo:break-before="auto" style:column-width="26.41mm"/>
    </style:style>
    <style:style style:name="co51" style:family="table-column">
      <style:table-column-properties fo:break-before="auto" style:column-width="30.85mm"/>
    </style:style>
    <style:style style:name="co52" style:family="table-column">
      <style:table-column-properties fo:break-before="auto" style:column-width="25.68mm"/>
    </style:style>
    <style:style style:name="co53" style:family="table-column">
      <style:table-column-properties fo:break-before="auto" style:column-width="24.85mm"/>
    </style:style>
    <style:style style:name="co54" style:family="table-column">
      <style:table-column-properties fo:break-before="auto" style:column-width="23.78mm"/>
    </style:style>
    <style:style style:name="co55" style:family="table-column">
      <style:table-column-properties fo:break-before="auto" style:column-width="19.14mm"/>
    </style:style>
    <style:style style:name="co56" style:family="table-column">
      <style:table-column-properties fo:break-before="auto" style:column-width="77.42mm"/>
    </style:style>
    <style:style style:name="co57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5-01T15:10:00" calcext:value-type="date">
            <text:p>01/05/2020 15:10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5-01T15:10:00" calcext:value-type="date">
            <text:p>01/05/2020 15:1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8T23:15:00" calcext:value-type="date">
            <text:p>28/04/2020 23:1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808" calcext:value-type="float">
            <text:p>10808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8" calcext:value-type="float">
            <text:p>158</text:p>
          </table:table-cell>
          <table:table-cell table:style-name="ce11" table:formula="of:=[.I49]+[.H49]=[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11432" calcext:value-type="float">
            <text:p>11432</text:p>
          </table:table-cell>
          <table:table-cell office:value-type="float" office:value="10216" calcext:value-type="float">
            <text:p>10216</text:p>
          </table:table-cell>
          <table:table-cell/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178" calcext:value-type="float">
            <text:p>178</text:p>
          </table:table-cell>
          <table:table-cell table:style-name="ce11" table:formula="of:=[.I50]+[.H50]=[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4" calcext:value-type="date">
            <text:p>24/04/20</text:p>
          </table:table-cell>
          <table:table-cell office:value-type="float" office:value="11845" calcext:value-type="float">
            <text:p>11845</text:p>
          </table:table-cell>
          <table:table-cell office:value-type="float" office:value="13486" calcext:value-type="float">
            <text:p>13486</text:p>
          </table:table-cell>
          <table:table-cell/>
          <table:table-cell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196" calcext:value-type="float">
            <text:p>196</text:p>
          </table:table-cell>
          <table:table-cell table:style-name="ce11" table:formula="of:=[.I51]+[.H51]=[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5" calcext:value-type="date">
            <text:p>25/04/20</text:p>
          </table:table-cell>
          <table:table-cell office:value-type="float" office:value="12725" calcext:value-type="float">
            <text:p>12725</text:p>
          </table:table-cell>
          <table:table-cell office:value-type="float" office:value="14792" calcext:value-type="float">
            <text:p>14792</text:p>
          </table:table-cell>
          <table:table-cell/>
          <table:table-cell office:value-type="float" office:value="27517" calcext:value-type="float">
            <text:p>27517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204" calcext:value-type="float">
            <text:p>204</text:p>
          </table:table-cell>
          <table:table-cell table:style-name="ce11" table:formula="of:=[.I52]+[.H52]=[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6" calcext:value-type="date">
            <text:p>26/04/20</text:p>
          </table:table-cell>
          <table:table-cell office:value-type="float" office:value="13132" calcext:value-type="float">
            <text:p>13132</text:p>
          </table:table-cell>
          <table:table-cell office:value-type="float" office:value="15567" calcext:value-type="float">
            <text:p>15567</text:p>
          </table:table-cell>
          <table:table-cell/>
          <table:table-cell office:value-type="float" office:value="28699" calcext:value-type="float">
            <text:p>28699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9" office:value-type="float" office:value="559" calcext:value-type="float">
            <text:p>559</text:p>
          </table:table-cell>
          <table:table-cell table:style-name="ce9" office:value-type="float" office:value="223" calcext:value-type="float">
            <text:p>223</text:p>
          </table:table-cell>
          <table:table-cell table:style-name="ce11" table:formula="of:=[.I53]+[.H53]=[.F5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7" calcext:value-type="date">
            <text:p>27/04/20</text:p>
          </table:table-cell>
          <table:table-cell office:value-type="float" office:value="13742" calcext:value-type="float">
            <text:p>13742</text:p>
          </table:table-cell>
          <table:table-cell office:value-type="float" office:value="17448" calcext:value-type="float">
            <text:p>17448</text:p>
          </table:table-cell>
          <table:table-cell/>
          <table:table-cell office:value-type="float" office:value="31190" calcext:value-type="float">
            <text:p>3119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9" office:value-type="float" office:value="614" calcext:value-type="float">
            <text:p>614</text:p>
          </table:table-cell>
          <table:table-cell table:style-name="ce9" office:value-type="float" office:value="240" calcext:value-type="float">
            <text:p>240</text:p>
          </table:table-cell>
          <table:table-cell table:style-name="ce11" table:formula="of:=[.I54]+[.H54]=[.F5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8" calcext:value-type="date">
            <text:p>28/04/20</text:p>
          </table:table-cell>
          <table:table-cell office:value-type="float" office:value="14384" calcext:value-type="float">
            <text:p>14384</text:p>
          </table:table-cell>
          <table:table-cell office:value-type="float" office:value="19547" calcext:value-type="float">
            <text:p>19547</text:p>
          </table:table-cell>
          <table:table-cell/>
          <table:table-cell office:value-type="float" office:value="33931" calcext:value-type="float">
            <text:p>33931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259" calcext:value-type="float">
            <text:p>259</text:p>
          </table:table-cell>
          <table:table-cell table:style-name="ce11" table:formula="of:=[.I55]+[.H55]=[.F5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9" calcext:value-type="date">
            <text:p>29/04/20</text:p>
          </table:table-cell>
          <table:table-cell office:value-type="float" office:value="14956" calcext:value-type="float">
            <text:p>14956</text:p>
          </table:table-cell>
          <table:table-cell office:value-type="float" office:value="22020" calcext:value-type="float">
            <text:p>22020</text:p>
          </table:table-cell>
          <table:table-cell/>
          <table:table-cell office:value-type="float" office:value="36976" calcext:value-type="float">
            <text:p>36976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9" office:value-type="float" office:value="762" calcext:value-type="float">
            <text:p>762</text:p>
          </table:table-cell>
          <table:table-cell table:style-name="ce9" office:value-type="float" office:value="289" calcext:value-type="float">
            <text:p>289</text:p>
          </table:table-cell>
          <table:table-cell table:style-name="ce11" table:formula="of:=[.I56]+[.H56]=[.F5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30" calcext:value-type="date">
            <text:p>30/04/20</text:p>
          </table:table-cell>
          <table:table-cell office:value-type="float" office:value="15540" calcext:value-type="float">
            <text:p>15540</text:p>
          </table:table-cell>
          <table:table-cell office:value-type="float" office:value="24919" calcext:value-type="float">
            <text:p>24919</text:p>
          </table:table-cell>
          <table:table-cell/>
          <table:table-cell office:value-type="float" office:value="40459" calcext:value-type="float">
            <text:p>40459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9" office:value-type="float" office:value="815" calcext:value-type="float">
            <text:p>815</text:p>
          </table:table-cell>
          <table:table-cell table:style-name="ce9" office:value-type="float" office:value="309" calcext:value-type="float">
            <text:p>309</text:p>
          </table:table-cell>
          <table:table-cell table:style-name="ce11" table:formula="of:=[.I57]+[.H57]=[.F57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/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/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/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/>
          <table:table-cell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933" calcext:value-type="float">
            <text:p>2933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159" calcext:value-type="float">
            <text:p>159</text:p>
          </table:table-cell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/>
          <table:table-cell office:value-type="float" office:value="20048" calcext:value-type="float">
            <text:p>20048</text:p>
          </table:table-cell>
          <table:table-cell office:value-type="float" office:value="358" calcext:value-type="float">
            <text:p>358</text:p>
          </table:table-cell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/>
          <table:table-cell office:value-type="float" office:value="3101" calcext:value-type="float">
            <text:p>310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3" calcext:value-type="float">
            <text:p>23</text:p>
          </table:table-cell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72" calcext:value-type="float">
            <text:p>172</text:p>
          </table:table-cell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/>
          <table:table-cell office:value-type="float" office:value="21854" calcext:value-type="float">
            <text:p>21854</text:p>
          </table:table-cell>
          <table:table-cell office:value-type="float" office:value="404" calcext:value-type="float">
            <text:p>404</text:p>
          </table:table-cell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/>
          <table:table-cell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3458" calcext:value-type="float">
            <text:p>3458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3" calcext:value-type="float">
            <text:p>23</text:p>
          </table:table-cell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float" office:value="2360" calcext:value-type="float">
            <text:p>2360</text:p>
          </table:table-cell>
          <table:table-cell office:value-type="float" office:value="194" calcext:value-type="float">
            <text:p>194</text:p>
          </table:table-cell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/>
          <table:table-cell office:value-type="float" office:value="25718" calcext:value-type="float">
            <text:p>25718</text:p>
          </table:table-cell>
          <table:table-cell office:value-type="float" office:value="491" calcext:value-type="float">
            <text:p>491</text:p>
          </table:table-cell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float" office:value="1396" calcext:value-type="float">
            <text:p>1396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 table:number-rows-repeated="1048518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8" table:default-cell-style-name="ce4"/>
        <table:table-column table:style-name="co51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9]" office:value-type="date" office:date-value="2020-04-22" calcext:value-type="date">
            <text:p>22/04/20</text:p>
          </table:table-cell>
          <table:table-cell table:formula="of:=[$'Fuente-Dashboard-Departamentos-v2'.B49]+[$'Fuente-Dashboard-Departamentos-v2'.G49]+[$'Fuente-Dashboard-Departamentos-v2'.L49]+[$'Fuente-Dashboard-Departamentos-v2'.Q49]+[$'Fuente-Dashboard-Departamentos-v2'.V49]+[$'Fuente-Dashboard-Departamentos-v2'.AA49]+[$'Fuente-Dashboard-Departamentos-v2'.AF49]+[$'Fuente-Dashboard-Departamentos-v2'.AK49]+[$'Fuente-Dashboard-Departamentos-v2'.AP49]+[$'Fuente-Dashboard-Departamentos-v2'.AU49]+[$'Fuente-Dashboard-Departamentos-v2'.AZ49]+[$'Fuente-Dashboard-Departamentos-v2'.BE49]+[$'Fuente-Dashboard-Departamentos-v2'.BJ49]+[$'Fuente-Dashboard-Departamentos-v2'.BO49]+[$'Fuente-Dashboard-Departamentos-v2'.BT49]+[$'Fuente-Dashboard-Departamentos-v2'.BY49]+[$'Fuente-Dashboard-Departamentos-v2'.CD49]+[$'Fuente-Dashboard-Departamentos-v2'.CI49]+[$'Fuente-Dashboard-Departamentos-v2'.CN49]+[$'Fuente-Dashboard-Departamentos-v2'.CS49]+[$'Fuente-Dashboard-Departamentos-v2'.CX49]+[$'Fuente-Dashboard-Departamentos-v2'.DC49]+[$'Fuente-Dashboard-Departamentos-v2'.DH49]+[$'Fuente-Dashboard-Departamentos-v2'.DM49]+[$'Fuente-Dashboard-Departamentos-v2'.DR49]" office:value-type="float" office:value="10808" calcext:value-type="float">
            <text:p>10808</text:p>
          </table:table-cell>
          <table:table-cell table:formula="of:=[$'Fuente-Dashboard-Departamentos-v2'.C49]+[$'Fuente-Dashboard-Departamentos-v2'.H49]+[$'Fuente-Dashboard-Departamentos-v2'.M49]+[$'Fuente-Dashboard-Departamentos-v2'.R49]+[$'Fuente-Dashboard-Departamentos-v2'.W49]+[$'Fuente-Dashboard-Departamentos-v2'.AB49]+[$'Fuente-Dashboard-Departamentos-v2'.AG49]+[$'Fuente-Dashboard-Departamentos-v2'.AL49]+[$'Fuente-Dashboard-Departamentos-v2'.AQ49]+[$'Fuente-Dashboard-Departamentos-v2'.AV49]+[$'Fuente-Dashboard-Departamentos-v2'.BA49]+[$'Fuente-Dashboard-Departamentos-v2'.BF49]+[$'Fuente-Dashboard-Departamentos-v2'.BK49]+[$'Fuente-Dashboard-Departamentos-v2'.BP49]+[$'Fuente-Dashboard-Departamentos-v2'.BU49]+[$'Fuente-Dashboard-Departamentos-v2'.BZ49]+[$'Fuente-Dashboard-Departamentos-v2'.CE49]+[$'Fuente-Dashboard-Departamentos-v2'.CJ49]+[$'Fuente-Dashboard-Departamentos-v2'.CO49]+[$'Fuente-Dashboard-Departamentos-v2'.CT49]+[$'Fuente-Dashboard-Departamentos-v2'.CY49]+[$'Fuente-Dashboard-Departamentos-v2'.DD49]+[$'Fuente-Dashboard-Departamentos-v2'.DI49]+[$'Fuente-Dashboard-Departamentos-v2'.DN49]+[$'Fuente-Dashboard-Departamentos-v2'.DS49]" office:value-type="float" office:value="10106" calcext:value-type="float">
            <text:p>10106</text:p>
          </table:table-cell>
          <table:table-cell table:formula="of:=[$'Fuente-Dashboard-Departamentos-v2'.D49]+[$'Fuente-Dashboard-Departamentos-v2'.I49]+[$'Fuente-Dashboard-Departamentos-v2'.N49]+[$'Fuente-Dashboard-Departamentos-v2'.S49]+[$'Fuente-Dashboard-Departamentos-v2'.X49]+[$'Fuente-Dashboard-Departamentos-v2'.AC49]+[$'Fuente-Dashboard-Departamentos-v2'.AH49]+[$'Fuente-Dashboard-Departamentos-v2'.AM49]+[$'Fuente-Dashboard-Departamentos-v2'.AR49]+[$'Fuente-Dashboard-Departamentos-v2'.AW49]+[$'Fuente-Dashboard-Departamentos-v2'.BB49]+[$'Fuente-Dashboard-Departamentos-v2'.BG49]+[$'Fuente-Dashboard-Departamentos-v2'.BL49]+[$'Fuente-Dashboard-Departamentos-v2'.BQ49]+[$'Fuente-Dashboard-Departamentos-v2'.BV49]+[$'Fuente-Dashboard-Departamentos-v2'.CA49]+[$'Fuente-Dashboard-Departamentos-v2'.CF49]+[$'Fuente-Dashboard-Departamentos-v2'.CK49]+[$'Fuente-Dashboard-Departamentos-v2'.CP49]+[$'Fuente-Dashboard-Departamentos-v2'.CU49]+[$'Fuente-Dashboard-Departamentos-v2'.CZ49]+[$'Fuente-Dashboard-Departamentos-v2'.DE49]+[$'Fuente-Dashboard-Departamentos-v2'.DJ49]+[$'Fuente-Dashboard-Departamentos-v2'.DO49]+[$'Fuente-Dashboard-Departamentos-v2'.DT49]" office:value-type="float" office:value="0" calcext:value-type="float">
            <text:p>0</text:p>
          </table:table-cell>
          <table:table-cell table:formula="of:=[$'Fuente-Dashboard-Departamentos-v2'.E49]+[$'Fuente-Dashboard-Departamentos-v2'.J49]+[$'Fuente-Dashboard-Departamentos-v2'.O49]+[$'Fuente-Dashboard-Departamentos-v2'.T49]+[$'Fuente-Dashboard-Departamentos-v2'.Y49]+[$'Fuente-Dashboard-Departamentos-v2'.AD49]+[$'Fuente-Dashboard-Departamentos-v2'.AI49]+[$'Fuente-Dashboard-Departamentos-v2'.AN49]+[$'Fuente-Dashboard-Departamentos-v2'.AS49]+[$'Fuente-Dashboard-Departamentos-v2'.AX49]+[$'Fuente-Dashboard-Departamentos-v2'.BC49]+[$'Fuente-Dashboard-Departamentos-v2'.BH49]+[$'Fuente-Dashboard-Departamentos-v2'.BM49]+[$'Fuente-Dashboard-Departamentos-v2'.BR49]+[$'Fuente-Dashboard-Departamentos-v2'.BW49]+[$'Fuente-Dashboard-Departamentos-v2'.CB49]+[$'Fuente-Dashboard-Departamentos-v2'.CG49]+[$'Fuente-Dashboard-Departamentos-v2'.CL49]+[$'Fuente-Dashboard-Departamentos-v2'.CQ49]+[$'Fuente-Dashboard-Departamentos-v2'.CV49]+[$'Fuente-Dashboard-Departamentos-v2'.DA49]+[$'Fuente-Dashboard-Departamentos-v2'.DF49]+[$'Fuente-Dashboard-Departamentos-v2'.DK49]+[$'Fuente-Dashboard-Departamentos-v2'.DP49]+[$'Fuente-Dashboard-Departamentos-v2'.DU49]" office:value-type="float" office:value="20914" calcext:value-type="float">
            <text:p>20914</text:p>
          </table:table-cell>
          <table:table-cell table:formula="of:=[$'Fuente-Dashboard-Departamentos-v2'.F49]+[$'Fuente-Dashboard-Departamentos-v2'.K49]+[$'Fuente-Dashboard-Departamentos-v2'.P49]+[$'Fuente-Dashboard-Departamentos-v2'.U49]+[$'Fuente-Dashboard-Departamentos-v2'.Z49]+[$'Fuente-Dashboard-Departamentos-v2'.AE49]+[$'Fuente-Dashboard-Departamentos-v2'.AJ49]+[$'Fuente-Dashboard-Departamentos-v2'.AO49]+[$'Fuente-Dashboard-Departamentos-v2'.AT49]+[$'Fuente-Dashboard-Departamentos-v2'.AY49]+[$'Fuente-Dashboard-Departamentos-v2'.BD49]+[$'Fuente-Dashboard-Departamentos-v2'.BI49]+[$'Fuente-Dashboard-Departamentos-v2'.BN49]+[$'Fuente-Dashboard-Departamentos-v2'.BS49]+[$'Fuente-Dashboard-Departamentos-v2'.BX49]+[$'Fuente-Dashboard-Departamentos-v2'.CC49]+[$'Fuente-Dashboard-Departamentos-v2'.CH49]+[$'Fuente-Dashboard-Departamentos-v2'.CM49]+[$'Fuente-Dashboard-Departamentos-v2'.CR49]+[$'Fuente-Dashboard-Departamentos-v2'.CW49]+[$'Fuente-Dashboard-Departamentos-v2'.DB49]+[$'Fuente-Dashboard-Departamentos-v2'.DG49]+[$'Fuente-Dashboard-Departamentos-v2'.DL49]+[$'Fuente-Dashboard-Departamentos-v2'.DQ49]+[$'Fuente-Dashboard-Departamentos-v2'.DV49]" office:value-type="float" office:value="572" calcext:value-type="float">
            <text:p>572</text:p>
          </table:table-cell>
          <table:table-cell table:formula="of:=[.B49]=[$'Fuente-Dashboard-v2'.B49]" office:value-type="boolean" office:boolean-value="true" calcext:value-type="boolean">
            <text:p>VERDADERO</text:p>
          </table:table-cell>
          <table:table-cell table:formula="of:=[.C49]=[$'Fuente-Dashboard-v2'.C49]" office:value-type="boolean" office:boolean-value="true" calcext:value-type="boolean">
            <text:p>VERDADERO</text:p>
          </table:table-cell>
          <table:table-cell table:formula="of:=[.D49]=[$'Fuente-Dashboard-v2'.D49]" office:value-type="boolean" office:boolean-value="true" calcext:value-type="boolean">
            <text:p>VERDADERO</text:p>
          </table:table-cell>
          <table:table-cell table:formula="of:=[.E49]=[$'Fuente-Dashboard-v2'.E49]" office:value-type="boolean" office:boolean-value="true" calcext:value-type="boolean">
            <text:p>VERDADERO</text:p>
          </table:table-cell>
          <table:table-cell table:formula="of:=[.F49]=[$'Fuente-Dashboard-v2'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0]" office:value-type="date" office:date-value="2020-04-23" calcext:value-type="date">
            <text:p>23/04/20</text:p>
          </table:table-cell>
          <table:table-cell table:formula="of:=[$'Fuente-Dashboard-Departamentos-v2'.B50]+[$'Fuente-Dashboard-Departamentos-v2'.G50]+[$'Fuente-Dashboard-Departamentos-v2'.L50]+[$'Fuente-Dashboard-Departamentos-v2'.Q50]+[$'Fuente-Dashboard-Departamentos-v2'.V50]+[$'Fuente-Dashboard-Departamentos-v2'.AA50]+[$'Fuente-Dashboard-Departamentos-v2'.AF50]+[$'Fuente-Dashboard-Departamentos-v2'.AK50]+[$'Fuente-Dashboard-Departamentos-v2'.AP50]+[$'Fuente-Dashboard-Departamentos-v2'.AU50]+[$'Fuente-Dashboard-Departamentos-v2'.AZ50]+[$'Fuente-Dashboard-Departamentos-v2'.BE50]+[$'Fuente-Dashboard-Departamentos-v2'.BJ50]+[$'Fuente-Dashboard-Departamentos-v2'.BO50]+[$'Fuente-Dashboard-Departamentos-v2'.BT50]+[$'Fuente-Dashboard-Departamentos-v2'.BY50]+[$'Fuente-Dashboard-Departamentos-v2'.CD50]+[$'Fuente-Dashboard-Departamentos-v2'.CI50]+[$'Fuente-Dashboard-Departamentos-v2'.CN50]+[$'Fuente-Dashboard-Departamentos-v2'.CS50]+[$'Fuente-Dashboard-Departamentos-v2'.CX50]+[$'Fuente-Dashboard-Departamentos-v2'.DC50]+[$'Fuente-Dashboard-Departamentos-v2'.DH50]+[$'Fuente-Dashboard-Departamentos-v2'.DM50]+[$'Fuente-Dashboard-Departamentos-v2'.DR50]" office:value-type="float" office:value="11432" calcext:value-type="float">
            <text:p>11432</text:p>
          </table:table-cell>
          <table:table-cell table:formula="of:=[$'Fuente-Dashboard-Departamentos-v2'.C50]+[$'Fuente-Dashboard-Departamentos-v2'.H50]+[$'Fuente-Dashboard-Departamentos-v2'.M50]+[$'Fuente-Dashboard-Departamentos-v2'.R50]+[$'Fuente-Dashboard-Departamentos-v2'.W50]+[$'Fuente-Dashboard-Departamentos-v2'.AB50]+[$'Fuente-Dashboard-Departamentos-v2'.AG50]+[$'Fuente-Dashboard-Departamentos-v2'.AL50]+[$'Fuente-Dashboard-Departamentos-v2'.AQ50]+[$'Fuente-Dashboard-Departamentos-v2'.AV50]+[$'Fuente-Dashboard-Departamentos-v2'.BA50]+[$'Fuente-Dashboard-Departamentos-v2'.BF50]+[$'Fuente-Dashboard-Departamentos-v2'.BK50]+[$'Fuente-Dashboard-Departamentos-v2'.BP50]+[$'Fuente-Dashboard-Departamentos-v2'.BU50]+[$'Fuente-Dashboard-Departamentos-v2'.BZ50]+[$'Fuente-Dashboard-Departamentos-v2'.CE50]+[$'Fuente-Dashboard-Departamentos-v2'.CJ50]+[$'Fuente-Dashboard-Departamentos-v2'.CO50]+[$'Fuente-Dashboard-Departamentos-v2'.CT50]+[$'Fuente-Dashboard-Departamentos-v2'.CY50]+[$'Fuente-Dashboard-Departamentos-v2'.DD50]+[$'Fuente-Dashboard-Departamentos-v2'.DI50]+[$'Fuente-Dashboard-Departamentos-v2'.DN50]+[$'Fuente-Dashboard-Departamentos-v2'.DS50]" office:value-type="float" office:value="10216" calcext:value-type="float">
            <text:p>10216</text:p>
          </table:table-cell>
          <table:table-cell table:formula="of:=[$'Fuente-Dashboard-Departamentos-v2'.D50]+[$'Fuente-Dashboard-Departamentos-v2'.I50]+[$'Fuente-Dashboard-Departamentos-v2'.N50]+[$'Fuente-Dashboard-Departamentos-v2'.S50]+[$'Fuente-Dashboard-Departamentos-v2'.X50]+[$'Fuente-Dashboard-Departamentos-v2'.AC50]+[$'Fuente-Dashboard-Departamentos-v2'.AH50]+[$'Fuente-Dashboard-Departamentos-v2'.AM50]+[$'Fuente-Dashboard-Departamentos-v2'.AR50]+[$'Fuente-Dashboard-Departamentos-v2'.AW50]+[$'Fuente-Dashboard-Departamentos-v2'.BB50]+[$'Fuente-Dashboard-Departamentos-v2'.BG50]+[$'Fuente-Dashboard-Departamentos-v2'.BL50]+[$'Fuente-Dashboard-Departamentos-v2'.BQ50]+[$'Fuente-Dashboard-Departamentos-v2'.BV50]+[$'Fuente-Dashboard-Departamentos-v2'.CA50]+[$'Fuente-Dashboard-Departamentos-v2'.CF50]+[$'Fuente-Dashboard-Departamentos-v2'.CK50]+[$'Fuente-Dashboard-Departamentos-v2'.CP50]+[$'Fuente-Dashboard-Departamentos-v2'.CU50]+[$'Fuente-Dashboard-Departamentos-v2'.CZ50]+[$'Fuente-Dashboard-Departamentos-v2'.DE50]+[$'Fuente-Dashboard-Departamentos-v2'.DJ50]+[$'Fuente-Dashboard-Departamentos-v2'.DO50]+[$'Fuente-Dashboard-Departamentos-v2'.DT50]" office:value-type="float" office:value="0" calcext:value-type="float">
            <text:p>0</text:p>
          </table:table-cell>
          <table:table-cell table:formula="of:=[$'Fuente-Dashboard-Departamentos-v2'.E50]+[$'Fuente-Dashboard-Departamentos-v2'.J50]+[$'Fuente-Dashboard-Departamentos-v2'.O50]+[$'Fuente-Dashboard-Departamentos-v2'.T50]+[$'Fuente-Dashboard-Departamentos-v2'.Y50]+[$'Fuente-Dashboard-Departamentos-v2'.AD50]+[$'Fuente-Dashboard-Departamentos-v2'.AI50]+[$'Fuente-Dashboard-Departamentos-v2'.AN50]+[$'Fuente-Dashboard-Departamentos-v2'.AS50]+[$'Fuente-Dashboard-Departamentos-v2'.AX50]+[$'Fuente-Dashboard-Departamentos-v2'.BC50]+[$'Fuente-Dashboard-Departamentos-v2'.BH50]+[$'Fuente-Dashboard-Departamentos-v2'.BM50]+[$'Fuente-Dashboard-Departamentos-v2'.BR50]+[$'Fuente-Dashboard-Departamentos-v2'.BW50]+[$'Fuente-Dashboard-Departamentos-v2'.CB50]+[$'Fuente-Dashboard-Departamentos-v2'.CG50]+[$'Fuente-Dashboard-Departamentos-v2'.CL50]+[$'Fuente-Dashboard-Departamentos-v2'.CQ50]+[$'Fuente-Dashboard-Departamentos-v2'.CV50]+[$'Fuente-Dashboard-Departamentos-v2'.DA50]+[$'Fuente-Dashboard-Departamentos-v2'.DF50]+[$'Fuente-Dashboard-Departamentos-v2'.DK50]+[$'Fuente-Dashboard-Departamentos-v2'.DP50]+[$'Fuente-Dashboard-Departamentos-v2'.DU50]" office:value-type="float" office:value="21648" calcext:value-type="float">
            <text:p>21648</text:p>
          </table:table-cell>
          <table:table-cell table:formula="of:=[$'Fuente-Dashboard-Departamentos-v2'.F50]+[$'Fuente-Dashboard-Departamentos-v2'.K50]+[$'Fuente-Dashboard-Departamentos-v2'.P50]+[$'Fuente-Dashboard-Departamentos-v2'.U50]+[$'Fuente-Dashboard-Departamentos-v2'.Z50]+[$'Fuente-Dashboard-Departamentos-v2'.AE50]+[$'Fuente-Dashboard-Departamentos-v2'.AJ50]+[$'Fuente-Dashboard-Departamentos-v2'.AO50]+[$'Fuente-Dashboard-Departamentos-v2'.AT50]+[$'Fuente-Dashboard-Departamentos-v2'.AY50]+[$'Fuente-Dashboard-Departamentos-v2'.BD50]+[$'Fuente-Dashboard-Departamentos-v2'.BI50]+[$'Fuente-Dashboard-Departamentos-v2'.BN50]+[$'Fuente-Dashboard-Departamentos-v2'.BS50]+[$'Fuente-Dashboard-Departamentos-v2'.BX50]+[$'Fuente-Dashboard-Departamentos-v2'.CC50]+[$'Fuente-Dashboard-Departamentos-v2'.CH50]+[$'Fuente-Dashboard-Departamentos-v2'.CM50]+[$'Fuente-Dashboard-Departamentos-v2'.CR50]+[$'Fuente-Dashboard-Departamentos-v2'.CW50]+[$'Fuente-Dashboard-Departamentos-v2'.DB50]+[$'Fuente-Dashboard-Departamentos-v2'.DG50]+[$'Fuente-Dashboard-Departamentos-v2'.DL50]+[$'Fuente-Dashboard-Departamentos-v2'.DQ50]+[$'Fuente-Dashboard-Departamentos-v2'.DV50]" office:value-type="float" office:value="634" calcext:value-type="float">
            <text:p>634</text:p>
          </table:table-cell>
          <table:table-cell table:formula="of:=[.B50]=[$'Fuente-Dashboard-v2'.B50]" office:value-type="boolean" office:boolean-value="true" calcext:value-type="boolean">
            <text:p>VERDADERO</text:p>
          </table:table-cell>
          <table:table-cell table:formula="of:=[.C50]=[$'Fuente-Dashboard-v2'.C50]" office:value-type="boolean" office:boolean-value="true" calcext:value-type="boolean">
            <text:p>VERDADERO</text:p>
          </table:table-cell>
          <table:table-cell table:formula="of:=[.D50]=[$'Fuente-Dashboard-v2'.D50]" office:value-type="boolean" office:boolean-value="true" calcext:value-type="boolean">
            <text:p>VERDADERO</text:p>
          </table:table-cell>
          <table:table-cell table:formula="of:=[.E50]=[$'Fuente-Dashboard-v2'.E50]" office:value-type="boolean" office:boolean-value="true" calcext:value-type="boolean">
            <text:p>VERDADERO</text:p>
          </table:table-cell>
          <table:table-cell table:formula="of:=[.F50]=[$'Fuente-Dashboard-v2'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1]" office:value-type="date" office:date-value="2020-04-24" calcext:value-type="date">
            <text:p>24/04/20</text:p>
          </table:table-cell>
          <table:table-cell table:formula="of:=[$'Fuente-Dashboard-Departamentos-v2'.B51]+[$'Fuente-Dashboard-Departamentos-v2'.G51]+[$'Fuente-Dashboard-Departamentos-v2'.L51]+[$'Fuente-Dashboard-Departamentos-v2'.Q51]+[$'Fuente-Dashboard-Departamentos-v2'.V51]+[$'Fuente-Dashboard-Departamentos-v2'.AA51]+[$'Fuente-Dashboard-Departamentos-v2'.AF51]+[$'Fuente-Dashboard-Departamentos-v2'.AK51]+[$'Fuente-Dashboard-Departamentos-v2'.AP51]+[$'Fuente-Dashboard-Departamentos-v2'.AU51]+[$'Fuente-Dashboard-Departamentos-v2'.AZ51]+[$'Fuente-Dashboard-Departamentos-v2'.BE51]+[$'Fuente-Dashboard-Departamentos-v2'.BJ51]+[$'Fuente-Dashboard-Departamentos-v2'.BO51]+[$'Fuente-Dashboard-Departamentos-v2'.BT51]+[$'Fuente-Dashboard-Departamentos-v2'.BY51]+[$'Fuente-Dashboard-Departamentos-v2'.CD51]+[$'Fuente-Dashboard-Departamentos-v2'.CI51]+[$'Fuente-Dashboard-Departamentos-v2'.CN51]+[$'Fuente-Dashboard-Departamentos-v2'.CS51]+[$'Fuente-Dashboard-Departamentos-v2'.CX51]+[$'Fuente-Dashboard-Departamentos-v2'.DC51]+[$'Fuente-Dashboard-Departamentos-v2'.DH51]+[$'Fuente-Dashboard-Departamentos-v2'.DM51]+[$'Fuente-Dashboard-Departamentos-v2'.DR51]" office:value-type="float" office:value="11845" calcext:value-type="float">
            <text:p>11845</text:p>
          </table:table-cell>
          <table:table-cell table:formula="of:=[$'Fuente-Dashboard-Departamentos-v2'.C51]+[$'Fuente-Dashboard-Departamentos-v2'.H51]+[$'Fuente-Dashboard-Departamentos-v2'.M51]+[$'Fuente-Dashboard-Departamentos-v2'.R51]+[$'Fuente-Dashboard-Departamentos-v2'.W51]+[$'Fuente-Dashboard-Departamentos-v2'.AB51]+[$'Fuente-Dashboard-Departamentos-v2'.AG51]+[$'Fuente-Dashboard-Departamentos-v2'.AL51]+[$'Fuente-Dashboard-Departamentos-v2'.AQ51]+[$'Fuente-Dashboard-Departamentos-v2'.AV51]+[$'Fuente-Dashboard-Departamentos-v2'.BA51]+[$'Fuente-Dashboard-Departamentos-v2'.BF51]+[$'Fuente-Dashboard-Departamentos-v2'.BK51]+[$'Fuente-Dashboard-Departamentos-v2'.BP51]+[$'Fuente-Dashboard-Departamentos-v2'.BU51]+[$'Fuente-Dashboard-Departamentos-v2'.BZ51]+[$'Fuente-Dashboard-Departamentos-v2'.CE51]+[$'Fuente-Dashboard-Departamentos-v2'.CJ51]+[$'Fuente-Dashboard-Departamentos-v2'.CO51]+[$'Fuente-Dashboard-Departamentos-v2'.CT51]+[$'Fuente-Dashboard-Departamentos-v2'.CY51]+[$'Fuente-Dashboard-Departamentos-v2'.DD51]+[$'Fuente-Dashboard-Departamentos-v2'.DI51]+[$'Fuente-Dashboard-Departamentos-v2'.DN51]+[$'Fuente-Dashboard-Departamentos-v2'.DS51]" office:value-type="float" office:value="13486" calcext:value-type="float">
            <text:p>13486</text:p>
          </table:table-cell>
          <table:table-cell table:formula="of:=[$'Fuente-Dashboard-Departamentos-v2'.D51]+[$'Fuente-Dashboard-Departamentos-v2'.I51]+[$'Fuente-Dashboard-Departamentos-v2'.N51]+[$'Fuente-Dashboard-Departamentos-v2'.S51]+[$'Fuente-Dashboard-Departamentos-v2'.X51]+[$'Fuente-Dashboard-Departamentos-v2'.AC51]+[$'Fuente-Dashboard-Departamentos-v2'.AH51]+[$'Fuente-Dashboard-Departamentos-v2'.AM51]+[$'Fuente-Dashboard-Departamentos-v2'.AR51]+[$'Fuente-Dashboard-Departamentos-v2'.AW51]+[$'Fuente-Dashboard-Departamentos-v2'.BB51]+[$'Fuente-Dashboard-Departamentos-v2'.BG51]+[$'Fuente-Dashboard-Departamentos-v2'.BL51]+[$'Fuente-Dashboard-Departamentos-v2'.BQ51]+[$'Fuente-Dashboard-Departamentos-v2'.BV51]+[$'Fuente-Dashboard-Departamentos-v2'.CA51]+[$'Fuente-Dashboard-Departamentos-v2'.CF51]+[$'Fuente-Dashboard-Departamentos-v2'.CK51]+[$'Fuente-Dashboard-Departamentos-v2'.CP51]+[$'Fuente-Dashboard-Departamentos-v2'.CU51]+[$'Fuente-Dashboard-Departamentos-v2'.CZ51]+[$'Fuente-Dashboard-Departamentos-v2'.DE51]+[$'Fuente-Dashboard-Departamentos-v2'.DJ51]+[$'Fuente-Dashboard-Departamentos-v2'.DO51]+[$'Fuente-Dashboard-Departamentos-v2'.DT51]" office:value-type="float" office:value="0" calcext:value-type="float">
            <text:p>0</text:p>
          </table:table-cell>
          <table:table-cell table:formula="of:=[$'Fuente-Dashboard-Departamentos-v2'.E51]+[$'Fuente-Dashboard-Departamentos-v2'.J51]+[$'Fuente-Dashboard-Departamentos-v2'.O51]+[$'Fuente-Dashboard-Departamentos-v2'.T51]+[$'Fuente-Dashboard-Departamentos-v2'.Y51]+[$'Fuente-Dashboard-Departamentos-v2'.AD51]+[$'Fuente-Dashboard-Departamentos-v2'.AI51]+[$'Fuente-Dashboard-Departamentos-v2'.AN51]+[$'Fuente-Dashboard-Departamentos-v2'.AS51]+[$'Fuente-Dashboard-Departamentos-v2'.AX51]+[$'Fuente-Dashboard-Departamentos-v2'.BC51]+[$'Fuente-Dashboard-Departamentos-v2'.BH51]+[$'Fuente-Dashboard-Departamentos-v2'.BM51]+[$'Fuente-Dashboard-Departamentos-v2'.BR51]+[$'Fuente-Dashboard-Departamentos-v2'.BW51]+[$'Fuente-Dashboard-Departamentos-v2'.CB51]+[$'Fuente-Dashboard-Departamentos-v2'.CG51]+[$'Fuente-Dashboard-Departamentos-v2'.CL51]+[$'Fuente-Dashboard-Departamentos-v2'.CQ51]+[$'Fuente-Dashboard-Departamentos-v2'.CV51]+[$'Fuente-Dashboard-Departamentos-v2'.DA51]+[$'Fuente-Dashboard-Departamentos-v2'.DF51]+[$'Fuente-Dashboard-Departamentos-v2'.DK51]+[$'Fuente-Dashboard-Departamentos-v2'.DP51]+[$'Fuente-Dashboard-Departamentos-v2'.DU51]" office:value-type="float" office:value="25331" calcext:value-type="float">
            <text:p>25331</text:p>
          </table:table-cell>
          <table:table-cell table:formula="of:=[$'Fuente-Dashboard-Departamentos-v2'.F51]+[$'Fuente-Dashboard-Departamentos-v2'.K51]+[$'Fuente-Dashboard-Departamentos-v2'.P51]+[$'Fuente-Dashboard-Departamentos-v2'.U51]+[$'Fuente-Dashboard-Departamentos-v2'.Z51]+[$'Fuente-Dashboard-Departamentos-v2'.AE51]+[$'Fuente-Dashboard-Departamentos-v2'.AJ51]+[$'Fuente-Dashboard-Departamentos-v2'.AO51]+[$'Fuente-Dashboard-Departamentos-v2'.AT51]+[$'Fuente-Dashboard-Departamentos-v2'.AY51]+[$'Fuente-Dashboard-Departamentos-v2'.BD51]+[$'Fuente-Dashboard-Departamentos-v2'.BI51]+[$'Fuente-Dashboard-Departamentos-v2'.BN51]+[$'Fuente-Dashboard-Departamentos-v2'.BS51]+[$'Fuente-Dashboard-Departamentos-v2'.BX51]+[$'Fuente-Dashboard-Departamentos-v2'.CC51]+[$'Fuente-Dashboard-Departamentos-v2'.CH51]+[$'Fuente-Dashboard-Departamentos-v2'.CM51]+[$'Fuente-Dashboard-Departamentos-v2'.CR51]+[$'Fuente-Dashboard-Departamentos-v2'.CW51]+[$'Fuente-Dashboard-Departamentos-v2'.DB51]+[$'Fuente-Dashboard-Departamentos-v2'.DG51]+[$'Fuente-Dashboard-Departamentos-v2'.DL51]+[$'Fuente-Dashboard-Departamentos-v2'.DQ51]+[$'Fuente-Dashboard-Departamentos-v2'.DV51]" office:value-type="float" office:value="700" calcext:value-type="float">
            <text:p>700</text:p>
          </table:table-cell>
          <table:table-cell table:formula="of:=[.B51]=[$'Fuente-Dashboard-v2'.B51]" office:value-type="boolean" office:boolean-value="true" calcext:value-type="boolean">
            <text:p>VERDADERO</text:p>
          </table:table-cell>
          <table:table-cell table:formula="of:=[.C51]=[$'Fuente-Dashboard-v2'.C51]" office:value-type="boolean" office:boolean-value="true" calcext:value-type="boolean">
            <text:p>VERDADERO</text:p>
          </table:table-cell>
          <table:table-cell table:formula="of:=[.D51]=[$'Fuente-Dashboard-v2'.D51]" office:value-type="boolean" office:boolean-value="true" calcext:value-type="boolean">
            <text:p>VERDADERO</text:p>
          </table:table-cell>
          <table:table-cell table:formula="of:=[.E51]=[$'Fuente-Dashboard-v2'.E51]" office:value-type="boolean" office:boolean-value="true" calcext:value-type="boolean">
            <text:p>VERDADERO</text:p>
          </table:table-cell>
          <table:table-cell table:formula="of:=[.F51]=[$'Fuente-Dashboard-v2'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2]" office:value-type="date" office:date-value="2020-04-25" calcext:value-type="date">
            <text:p>25/04/20</text:p>
          </table:table-cell>
          <table:table-cell table:formula="of:=[$'Fuente-Dashboard-Departamentos-v2'.B52]+[$'Fuente-Dashboard-Departamentos-v2'.G52]+[$'Fuente-Dashboard-Departamentos-v2'.L52]+[$'Fuente-Dashboard-Departamentos-v2'.Q52]+[$'Fuente-Dashboard-Departamentos-v2'.V52]+[$'Fuente-Dashboard-Departamentos-v2'.AA52]+[$'Fuente-Dashboard-Departamentos-v2'.AF52]+[$'Fuente-Dashboard-Departamentos-v2'.AK52]+[$'Fuente-Dashboard-Departamentos-v2'.AP52]+[$'Fuente-Dashboard-Departamentos-v2'.AU52]+[$'Fuente-Dashboard-Departamentos-v2'.AZ52]+[$'Fuente-Dashboard-Departamentos-v2'.BE52]+[$'Fuente-Dashboard-Departamentos-v2'.BJ52]+[$'Fuente-Dashboard-Departamentos-v2'.BO52]+[$'Fuente-Dashboard-Departamentos-v2'.BT52]+[$'Fuente-Dashboard-Departamentos-v2'.BY52]+[$'Fuente-Dashboard-Departamentos-v2'.CD52]+[$'Fuente-Dashboard-Departamentos-v2'.CI52]+[$'Fuente-Dashboard-Departamentos-v2'.CN52]+[$'Fuente-Dashboard-Departamentos-v2'.CS52]+[$'Fuente-Dashboard-Departamentos-v2'.CX52]+[$'Fuente-Dashboard-Departamentos-v2'.DC52]+[$'Fuente-Dashboard-Departamentos-v2'.DH52]+[$'Fuente-Dashboard-Departamentos-v2'.DM52]+[$'Fuente-Dashboard-Departamentos-v2'.DR52]" office:value-type="float" office:value="12725" calcext:value-type="float">
            <text:p>12725</text:p>
          </table:table-cell>
          <table:table-cell table:formula="of:=[$'Fuente-Dashboard-Departamentos-v2'.C52]+[$'Fuente-Dashboard-Departamentos-v2'.H52]+[$'Fuente-Dashboard-Departamentos-v2'.M52]+[$'Fuente-Dashboard-Departamentos-v2'.R52]+[$'Fuente-Dashboard-Departamentos-v2'.W52]+[$'Fuente-Dashboard-Departamentos-v2'.AB52]+[$'Fuente-Dashboard-Departamentos-v2'.AG52]+[$'Fuente-Dashboard-Departamentos-v2'.AL52]+[$'Fuente-Dashboard-Departamentos-v2'.AQ52]+[$'Fuente-Dashboard-Departamentos-v2'.AV52]+[$'Fuente-Dashboard-Departamentos-v2'.BA52]+[$'Fuente-Dashboard-Departamentos-v2'.BF52]+[$'Fuente-Dashboard-Departamentos-v2'.BK52]+[$'Fuente-Dashboard-Departamentos-v2'.BP52]+[$'Fuente-Dashboard-Departamentos-v2'.BU52]+[$'Fuente-Dashboard-Departamentos-v2'.BZ52]+[$'Fuente-Dashboard-Departamentos-v2'.CE52]+[$'Fuente-Dashboard-Departamentos-v2'.CJ52]+[$'Fuente-Dashboard-Departamentos-v2'.CO52]+[$'Fuente-Dashboard-Departamentos-v2'.CT52]+[$'Fuente-Dashboard-Departamentos-v2'.CY52]+[$'Fuente-Dashboard-Departamentos-v2'.DD52]+[$'Fuente-Dashboard-Departamentos-v2'.DI52]+[$'Fuente-Dashboard-Departamentos-v2'.DN52]+[$'Fuente-Dashboard-Departamentos-v2'.DS52]" office:value-type="float" office:value="14792" calcext:value-type="float">
            <text:p>14792</text:p>
          </table:table-cell>
          <table:table-cell table:formula="of:=[$'Fuente-Dashboard-Departamentos-v2'.D52]+[$'Fuente-Dashboard-Departamentos-v2'.I52]+[$'Fuente-Dashboard-Departamentos-v2'.N52]+[$'Fuente-Dashboard-Departamentos-v2'.S52]+[$'Fuente-Dashboard-Departamentos-v2'.X52]+[$'Fuente-Dashboard-Departamentos-v2'.AC52]+[$'Fuente-Dashboard-Departamentos-v2'.AH52]+[$'Fuente-Dashboard-Departamentos-v2'.AM52]+[$'Fuente-Dashboard-Departamentos-v2'.AR52]+[$'Fuente-Dashboard-Departamentos-v2'.AW52]+[$'Fuente-Dashboard-Departamentos-v2'.BB52]+[$'Fuente-Dashboard-Departamentos-v2'.BG52]+[$'Fuente-Dashboard-Departamentos-v2'.BL52]+[$'Fuente-Dashboard-Departamentos-v2'.BQ52]+[$'Fuente-Dashboard-Departamentos-v2'.BV52]+[$'Fuente-Dashboard-Departamentos-v2'.CA52]+[$'Fuente-Dashboard-Departamentos-v2'.CF52]+[$'Fuente-Dashboard-Departamentos-v2'.CK52]+[$'Fuente-Dashboard-Departamentos-v2'.CP52]+[$'Fuente-Dashboard-Departamentos-v2'.CU52]+[$'Fuente-Dashboard-Departamentos-v2'.CZ52]+[$'Fuente-Dashboard-Departamentos-v2'.DE52]+[$'Fuente-Dashboard-Departamentos-v2'.DJ52]+[$'Fuente-Dashboard-Departamentos-v2'.DO52]+[$'Fuente-Dashboard-Departamentos-v2'.DT52]" office:value-type="float" office:value="0" calcext:value-type="float">
            <text:p>0</text:p>
          </table:table-cell>
          <table:table-cell table:formula="of:=[$'Fuente-Dashboard-Departamentos-v2'.E52]+[$'Fuente-Dashboard-Departamentos-v2'.J52]+[$'Fuente-Dashboard-Departamentos-v2'.O52]+[$'Fuente-Dashboard-Departamentos-v2'.T52]+[$'Fuente-Dashboard-Departamentos-v2'.Y52]+[$'Fuente-Dashboard-Departamentos-v2'.AD52]+[$'Fuente-Dashboard-Departamentos-v2'.AI52]+[$'Fuente-Dashboard-Departamentos-v2'.AN52]+[$'Fuente-Dashboard-Departamentos-v2'.AS52]+[$'Fuente-Dashboard-Departamentos-v2'.AX52]+[$'Fuente-Dashboard-Departamentos-v2'.BC52]+[$'Fuente-Dashboard-Departamentos-v2'.BH52]+[$'Fuente-Dashboard-Departamentos-v2'.BM52]+[$'Fuente-Dashboard-Departamentos-v2'.BR52]+[$'Fuente-Dashboard-Departamentos-v2'.BW52]+[$'Fuente-Dashboard-Departamentos-v2'.CB52]+[$'Fuente-Dashboard-Departamentos-v2'.CG52]+[$'Fuente-Dashboard-Departamentos-v2'.CL52]+[$'Fuente-Dashboard-Departamentos-v2'.CQ52]+[$'Fuente-Dashboard-Departamentos-v2'.CV52]+[$'Fuente-Dashboard-Departamentos-v2'.DA52]+[$'Fuente-Dashboard-Departamentos-v2'.DF52]+[$'Fuente-Dashboard-Departamentos-v2'.DK52]+[$'Fuente-Dashboard-Departamentos-v2'.DP52]+[$'Fuente-Dashboard-Departamentos-v2'.DU52]" office:value-type="float" office:value="27517" calcext:value-type="float">
            <text:p>27517</text:p>
          </table:table-cell>
          <table:table-cell table:formula="of:=[$'Fuente-Dashboard-Departamentos-v2'.F52]+[$'Fuente-Dashboard-Departamentos-v2'.K52]+[$'Fuente-Dashboard-Departamentos-v2'.P52]+[$'Fuente-Dashboard-Departamentos-v2'.U52]+[$'Fuente-Dashboard-Departamentos-v2'.Z52]+[$'Fuente-Dashboard-Departamentos-v2'.AE52]+[$'Fuente-Dashboard-Departamentos-v2'.AJ52]+[$'Fuente-Dashboard-Departamentos-v2'.AO52]+[$'Fuente-Dashboard-Departamentos-v2'.AT52]+[$'Fuente-Dashboard-Departamentos-v2'.AY52]+[$'Fuente-Dashboard-Departamentos-v2'.BD52]+[$'Fuente-Dashboard-Departamentos-v2'.BI52]+[$'Fuente-Dashboard-Departamentos-v2'.BN52]+[$'Fuente-Dashboard-Departamentos-v2'.BS52]+[$'Fuente-Dashboard-Departamentos-v2'.BX52]+[$'Fuente-Dashboard-Departamentos-v2'.CC52]+[$'Fuente-Dashboard-Departamentos-v2'.CH52]+[$'Fuente-Dashboard-Departamentos-v2'.CM52]+[$'Fuente-Dashboard-Departamentos-v2'.CR52]+[$'Fuente-Dashboard-Departamentos-v2'.CW52]+[$'Fuente-Dashboard-Departamentos-v2'.DB52]+[$'Fuente-Dashboard-Departamentos-v2'.DG52]+[$'Fuente-Dashboard-Departamentos-v2'.DL52]+[$'Fuente-Dashboard-Departamentos-v2'.DQ52]+[$'Fuente-Dashboard-Departamentos-v2'.DV52]" office:value-type="float" office:value="728" calcext:value-type="float">
            <text:p>728</text:p>
          </table:table-cell>
          <table:table-cell table:formula="of:=[.B52]=[$'Fuente-Dashboard-v2'.B52]" office:value-type="boolean" office:boolean-value="true" calcext:value-type="boolean">
            <text:p>VERDADERO</text:p>
          </table:table-cell>
          <table:table-cell table:formula="of:=[.C52]=[$'Fuente-Dashboard-v2'.C52]" office:value-type="boolean" office:boolean-value="true" calcext:value-type="boolean">
            <text:p>VERDADERO</text:p>
          </table:table-cell>
          <table:table-cell table:formula="of:=[.D52]=[$'Fuente-Dashboard-v2'.D52]" office:value-type="boolean" office:boolean-value="true" calcext:value-type="boolean">
            <text:p>VERDADERO</text:p>
          </table:table-cell>
          <table:table-cell table:formula="of:=[.E52]=[$'Fuente-Dashboard-v2'.E52]" office:value-type="boolean" office:boolean-value="true" calcext:value-type="boolean">
            <text:p>VERDADERO</text:p>
          </table:table-cell>
          <table:table-cell table:formula="of:=[.F52]=[$'Fuente-Dashboard-v2'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3]" office:value-type="date" office:date-value="2020-04-26" calcext:value-type="date">
            <text:p>26/04/20</text:p>
          </table:table-cell>
          <table:table-cell table:formula="of:=[$'Fuente-Dashboard-Departamentos-v2'.B53]+[$'Fuente-Dashboard-Departamentos-v2'.G53]+[$'Fuente-Dashboard-Departamentos-v2'.L53]+[$'Fuente-Dashboard-Departamentos-v2'.Q53]+[$'Fuente-Dashboard-Departamentos-v2'.V53]+[$'Fuente-Dashboard-Departamentos-v2'.AA53]+[$'Fuente-Dashboard-Departamentos-v2'.AF53]+[$'Fuente-Dashboard-Departamentos-v2'.AK53]+[$'Fuente-Dashboard-Departamentos-v2'.AP53]+[$'Fuente-Dashboard-Departamentos-v2'.AU53]+[$'Fuente-Dashboard-Departamentos-v2'.AZ53]+[$'Fuente-Dashboard-Departamentos-v2'.BE53]+[$'Fuente-Dashboard-Departamentos-v2'.BJ53]+[$'Fuente-Dashboard-Departamentos-v2'.BO53]+[$'Fuente-Dashboard-Departamentos-v2'.BT53]+[$'Fuente-Dashboard-Departamentos-v2'.BY53]+[$'Fuente-Dashboard-Departamentos-v2'.CD53]+[$'Fuente-Dashboard-Departamentos-v2'.CI53]+[$'Fuente-Dashboard-Departamentos-v2'.CN53]+[$'Fuente-Dashboard-Departamentos-v2'.CS53]+[$'Fuente-Dashboard-Departamentos-v2'.CX53]+[$'Fuente-Dashboard-Departamentos-v2'.DC53]+[$'Fuente-Dashboard-Departamentos-v2'.DH53]+[$'Fuente-Dashboard-Departamentos-v2'.DM53]+[$'Fuente-Dashboard-Departamentos-v2'.DR53]" office:value-type="float" office:value="13132" calcext:value-type="float">
            <text:p>13132</text:p>
          </table:table-cell>
          <table:table-cell table:formula="of:=[$'Fuente-Dashboard-Departamentos-v2'.C53]+[$'Fuente-Dashboard-Departamentos-v2'.H53]+[$'Fuente-Dashboard-Departamentos-v2'.M53]+[$'Fuente-Dashboard-Departamentos-v2'.R53]+[$'Fuente-Dashboard-Departamentos-v2'.W53]+[$'Fuente-Dashboard-Departamentos-v2'.AB53]+[$'Fuente-Dashboard-Departamentos-v2'.AG53]+[$'Fuente-Dashboard-Departamentos-v2'.AL53]+[$'Fuente-Dashboard-Departamentos-v2'.AQ53]+[$'Fuente-Dashboard-Departamentos-v2'.AV53]+[$'Fuente-Dashboard-Departamentos-v2'.BA53]+[$'Fuente-Dashboard-Departamentos-v2'.BF53]+[$'Fuente-Dashboard-Departamentos-v2'.BK53]+[$'Fuente-Dashboard-Departamentos-v2'.BP53]+[$'Fuente-Dashboard-Departamentos-v2'.BU53]+[$'Fuente-Dashboard-Departamentos-v2'.BZ53]+[$'Fuente-Dashboard-Departamentos-v2'.CE53]+[$'Fuente-Dashboard-Departamentos-v2'.CJ53]+[$'Fuente-Dashboard-Departamentos-v2'.CO53]+[$'Fuente-Dashboard-Departamentos-v2'.CT53]+[$'Fuente-Dashboard-Departamentos-v2'.CY53]+[$'Fuente-Dashboard-Departamentos-v2'.DD53]+[$'Fuente-Dashboard-Departamentos-v2'.DI53]+[$'Fuente-Dashboard-Departamentos-v2'.DN53]+[$'Fuente-Dashboard-Departamentos-v2'.DS53]" office:value-type="float" office:value="15567" calcext:value-type="float">
            <text:p>15567</text:p>
          </table:table-cell>
          <table:table-cell table:formula="of:=[$'Fuente-Dashboard-Departamentos-v2'.D53]+[$'Fuente-Dashboard-Departamentos-v2'.I53]+[$'Fuente-Dashboard-Departamentos-v2'.N53]+[$'Fuente-Dashboard-Departamentos-v2'.S53]+[$'Fuente-Dashboard-Departamentos-v2'.X53]+[$'Fuente-Dashboard-Departamentos-v2'.AC53]+[$'Fuente-Dashboard-Departamentos-v2'.AH53]+[$'Fuente-Dashboard-Departamentos-v2'.AM53]+[$'Fuente-Dashboard-Departamentos-v2'.AR53]+[$'Fuente-Dashboard-Departamentos-v2'.AW53]+[$'Fuente-Dashboard-Departamentos-v2'.BB53]+[$'Fuente-Dashboard-Departamentos-v2'.BG53]+[$'Fuente-Dashboard-Departamentos-v2'.BL53]+[$'Fuente-Dashboard-Departamentos-v2'.BQ53]+[$'Fuente-Dashboard-Departamentos-v2'.BV53]+[$'Fuente-Dashboard-Departamentos-v2'.CA53]+[$'Fuente-Dashboard-Departamentos-v2'.CF53]+[$'Fuente-Dashboard-Departamentos-v2'.CK53]+[$'Fuente-Dashboard-Departamentos-v2'.CP53]+[$'Fuente-Dashboard-Departamentos-v2'.CU53]+[$'Fuente-Dashboard-Departamentos-v2'.CZ53]+[$'Fuente-Dashboard-Departamentos-v2'.DE53]+[$'Fuente-Dashboard-Departamentos-v2'.DJ53]+[$'Fuente-Dashboard-Departamentos-v2'.DO53]+[$'Fuente-Dashboard-Departamentos-v2'.DT53]" office:value-type="float" office:value="0" calcext:value-type="float">
            <text:p>0</text:p>
          </table:table-cell>
          <table:table-cell table:formula="of:=[$'Fuente-Dashboard-Departamentos-v2'.E53]+[$'Fuente-Dashboard-Departamentos-v2'.J53]+[$'Fuente-Dashboard-Departamentos-v2'.O53]+[$'Fuente-Dashboard-Departamentos-v2'.T53]+[$'Fuente-Dashboard-Departamentos-v2'.Y53]+[$'Fuente-Dashboard-Departamentos-v2'.AD53]+[$'Fuente-Dashboard-Departamentos-v2'.AI53]+[$'Fuente-Dashboard-Departamentos-v2'.AN53]+[$'Fuente-Dashboard-Departamentos-v2'.AS53]+[$'Fuente-Dashboard-Departamentos-v2'.AX53]+[$'Fuente-Dashboard-Departamentos-v2'.BC53]+[$'Fuente-Dashboard-Departamentos-v2'.BH53]+[$'Fuente-Dashboard-Departamentos-v2'.BM53]+[$'Fuente-Dashboard-Departamentos-v2'.BR53]+[$'Fuente-Dashboard-Departamentos-v2'.BW53]+[$'Fuente-Dashboard-Departamentos-v2'.CB53]+[$'Fuente-Dashboard-Departamentos-v2'.CG53]+[$'Fuente-Dashboard-Departamentos-v2'.CL53]+[$'Fuente-Dashboard-Departamentos-v2'.CQ53]+[$'Fuente-Dashboard-Departamentos-v2'.CV53]+[$'Fuente-Dashboard-Departamentos-v2'.DA53]+[$'Fuente-Dashboard-Departamentos-v2'.DF53]+[$'Fuente-Dashboard-Departamentos-v2'.DK53]+[$'Fuente-Dashboard-Departamentos-v2'.DP53]+[$'Fuente-Dashboard-Departamentos-v2'.DU53]" office:value-type="float" office:value="28699" calcext:value-type="float">
            <text:p>28699</text:p>
          </table:table-cell>
          <table:table-cell table:formula="of:=[$'Fuente-Dashboard-Departamentos-v2'.F53]+[$'Fuente-Dashboard-Departamentos-v2'.K53]+[$'Fuente-Dashboard-Departamentos-v2'.P53]+[$'Fuente-Dashboard-Departamentos-v2'.U53]+[$'Fuente-Dashboard-Departamentos-v2'.Z53]+[$'Fuente-Dashboard-Departamentos-v2'.AE53]+[$'Fuente-Dashboard-Departamentos-v2'.AJ53]+[$'Fuente-Dashboard-Departamentos-v2'.AO53]+[$'Fuente-Dashboard-Departamentos-v2'.AT53]+[$'Fuente-Dashboard-Departamentos-v2'.AY53]+[$'Fuente-Dashboard-Departamentos-v2'.BD53]+[$'Fuente-Dashboard-Departamentos-v2'.BI53]+[$'Fuente-Dashboard-Departamentos-v2'.BN53]+[$'Fuente-Dashboard-Departamentos-v2'.BS53]+[$'Fuente-Dashboard-Departamentos-v2'.BX53]+[$'Fuente-Dashboard-Departamentos-v2'.CC53]+[$'Fuente-Dashboard-Departamentos-v2'.CH53]+[$'Fuente-Dashboard-Departamentos-v2'.CM53]+[$'Fuente-Dashboard-Departamentos-v2'.CR53]+[$'Fuente-Dashboard-Departamentos-v2'.CW53]+[$'Fuente-Dashboard-Departamentos-v2'.DB53]+[$'Fuente-Dashboard-Departamentos-v2'.DG53]+[$'Fuente-Dashboard-Departamentos-v2'.DL53]+[$'Fuente-Dashboard-Departamentos-v2'.DQ53]+[$'Fuente-Dashboard-Departamentos-v2'.DV53]" office:value-type="float" office:value="782" calcext:value-type="float">
            <text:p>782</text:p>
          </table:table-cell>
          <table:table-cell table:formula="of:=[.B53]=[$'Fuente-Dashboard-v2'.B53]" office:value-type="boolean" office:boolean-value="true" calcext:value-type="boolean">
            <text:p>VERDADERO</text:p>
          </table:table-cell>
          <table:table-cell table:formula="of:=[.C53]=[$'Fuente-Dashboard-v2'.C53]" office:value-type="boolean" office:boolean-value="true" calcext:value-type="boolean">
            <text:p>VERDADERO</text:p>
          </table:table-cell>
          <table:table-cell table:formula="of:=[.D53]=[$'Fuente-Dashboard-v2'.D53]" office:value-type="boolean" office:boolean-value="true" calcext:value-type="boolean">
            <text:p>VERDADERO</text:p>
          </table:table-cell>
          <table:table-cell table:formula="of:=[.E53]=[$'Fuente-Dashboard-v2'.E53]" office:value-type="boolean" office:boolean-value="true" calcext:value-type="boolean">
            <text:p>VERDADERO</text:p>
          </table:table-cell>
          <table:table-cell table:formula="of:=[.F53]=[$'Fuente-Dashboard-v2'.F5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4]" office:value-type="date" office:date-value="2020-04-27" calcext:value-type="date">
            <text:p>27/04/20</text:p>
          </table:table-cell>
          <table:table-cell table:formula="of:=[$'Fuente-Dashboard-Departamentos-v2'.B54]+[$'Fuente-Dashboard-Departamentos-v2'.G54]+[$'Fuente-Dashboard-Departamentos-v2'.L54]+[$'Fuente-Dashboard-Departamentos-v2'.Q54]+[$'Fuente-Dashboard-Departamentos-v2'.V54]+[$'Fuente-Dashboard-Departamentos-v2'.AA54]+[$'Fuente-Dashboard-Departamentos-v2'.AF54]+[$'Fuente-Dashboard-Departamentos-v2'.AK54]+[$'Fuente-Dashboard-Departamentos-v2'.AP54]+[$'Fuente-Dashboard-Departamentos-v2'.AU54]+[$'Fuente-Dashboard-Departamentos-v2'.AZ54]+[$'Fuente-Dashboard-Departamentos-v2'.BE54]+[$'Fuente-Dashboard-Departamentos-v2'.BJ54]+[$'Fuente-Dashboard-Departamentos-v2'.BO54]+[$'Fuente-Dashboard-Departamentos-v2'.BT54]+[$'Fuente-Dashboard-Departamentos-v2'.BY54]+[$'Fuente-Dashboard-Departamentos-v2'.CD54]+[$'Fuente-Dashboard-Departamentos-v2'.CI54]+[$'Fuente-Dashboard-Departamentos-v2'.CN54]+[$'Fuente-Dashboard-Departamentos-v2'.CS54]+[$'Fuente-Dashboard-Departamentos-v2'.CX54]+[$'Fuente-Dashboard-Departamentos-v2'.DC54]+[$'Fuente-Dashboard-Departamentos-v2'.DH54]+[$'Fuente-Dashboard-Departamentos-v2'.DM54]+[$'Fuente-Dashboard-Departamentos-v2'.DR54]" office:value-type="float" office:value="13742" calcext:value-type="float">
            <text:p>13742</text:p>
          </table:table-cell>
          <table:table-cell table:formula="of:=[$'Fuente-Dashboard-Departamentos-v2'.C54]+[$'Fuente-Dashboard-Departamentos-v2'.H54]+[$'Fuente-Dashboard-Departamentos-v2'.M54]+[$'Fuente-Dashboard-Departamentos-v2'.R54]+[$'Fuente-Dashboard-Departamentos-v2'.W54]+[$'Fuente-Dashboard-Departamentos-v2'.AB54]+[$'Fuente-Dashboard-Departamentos-v2'.AG54]+[$'Fuente-Dashboard-Departamentos-v2'.AL54]+[$'Fuente-Dashboard-Departamentos-v2'.AQ54]+[$'Fuente-Dashboard-Departamentos-v2'.AV54]+[$'Fuente-Dashboard-Departamentos-v2'.BA54]+[$'Fuente-Dashboard-Departamentos-v2'.BF54]+[$'Fuente-Dashboard-Departamentos-v2'.BK54]+[$'Fuente-Dashboard-Departamentos-v2'.BP54]+[$'Fuente-Dashboard-Departamentos-v2'.BU54]+[$'Fuente-Dashboard-Departamentos-v2'.BZ54]+[$'Fuente-Dashboard-Departamentos-v2'.CE54]+[$'Fuente-Dashboard-Departamentos-v2'.CJ54]+[$'Fuente-Dashboard-Departamentos-v2'.CO54]+[$'Fuente-Dashboard-Departamentos-v2'.CT54]+[$'Fuente-Dashboard-Departamentos-v2'.CY54]+[$'Fuente-Dashboard-Departamentos-v2'.DD54]+[$'Fuente-Dashboard-Departamentos-v2'.DI54]+[$'Fuente-Dashboard-Departamentos-v2'.DN54]+[$'Fuente-Dashboard-Departamentos-v2'.DS54]" office:value-type="float" office:value="17448" calcext:value-type="float">
            <text:p>17448</text:p>
          </table:table-cell>
          <table:table-cell table:formula="of:=[$'Fuente-Dashboard-Departamentos-v2'.D54]+[$'Fuente-Dashboard-Departamentos-v2'.I54]+[$'Fuente-Dashboard-Departamentos-v2'.N54]+[$'Fuente-Dashboard-Departamentos-v2'.S54]+[$'Fuente-Dashboard-Departamentos-v2'.X54]+[$'Fuente-Dashboard-Departamentos-v2'.AC54]+[$'Fuente-Dashboard-Departamentos-v2'.AH54]+[$'Fuente-Dashboard-Departamentos-v2'.AM54]+[$'Fuente-Dashboard-Departamentos-v2'.AR54]+[$'Fuente-Dashboard-Departamentos-v2'.AW54]+[$'Fuente-Dashboard-Departamentos-v2'.BB54]+[$'Fuente-Dashboard-Departamentos-v2'.BG54]+[$'Fuente-Dashboard-Departamentos-v2'.BL54]+[$'Fuente-Dashboard-Departamentos-v2'.BQ54]+[$'Fuente-Dashboard-Departamentos-v2'.BV54]+[$'Fuente-Dashboard-Departamentos-v2'.CA54]+[$'Fuente-Dashboard-Departamentos-v2'.CF54]+[$'Fuente-Dashboard-Departamentos-v2'.CK54]+[$'Fuente-Dashboard-Departamentos-v2'.CP54]+[$'Fuente-Dashboard-Departamentos-v2'.CU54]+[$'Fuente-Dashboard-Departamentos-v2'.CZ54]+[$'Fuente-Dashboard-Departamentos-v2'.DE54]+[$'Fuente-Dashboard-Departamentos-v2'.DJ54]+[$'Fuente-Dashboard-Departamentos-v2'.DO54]+[$'Fuente-Dashboard-Departamentos-v2'.DT54]" office:value-type="float" office:value="0" calcext:value-type="float">
            <text:p>0</text:p>
          </table:table-cell>
          <table:table-cell table:formula="of:=[$'Fuente-Dashboard-Departamentos-v2'.E54]+[$'Fuente-Dashboard-Departamentos-v2'.J54]+[$'Fuente-Dashboard-Departamentos-v2'.O54]+[$'Fuente-Dashboard-Departamentos-v2'.T54]+[$'Fuente-Dashboard-Departamentos-v2'.Y54]+[$'Fuente-Dashboard-Departamentos-v2'.AD54]+[$'Fuente-Dashboard-Departamentos-v2'.AI54]+[$'Fuente-Dashboard-Departamentos-v2'.AN54]+[$'Fuente-Dashboard-Departamentos-v2'.AS54]+[$'Fuente-Dashboard-Departamentos-v2'.AX54]+[$'Fuente-Dashboard-Departamentos-v2'.BC54]+[$'Fuente-Dashboard-Departamentos-v2'.BH54]+[$'Fuente-Dashboard-Departamentos-v2'.BM54]+[$'Fuente-Dashboard-Departamentos-v2'.BR54]+[$'Fuente-Dashboard-Departamentos-v2'.BW54]+[$'Fuente-Dashboard-Departamentos-v2'.CB54]+[$'Fuente-Dashboard-Departamentos-v2'.CG54]+[$'Fuente-Dashboard-Departamentos-v2'.CL54]+[$'Fuente-Dashboard-Departamentos-v2'.CQ54]+[$'Fuente-Dashboard-Departamentos-v2'.CV54]+[$'Fuente-Dashboard-Departamentos-v2'.DA54]+[$'Fuente-Dashboard-Departamentos-v2'.DF54]+[$'Fuente-Dashboard-Departamentos-v2'.DK54]+[$'Fuente-Dashboard-Departamentos-v2'.DP54]+[$'Fuente-Dashboard-Departamentos-v2'.DU54]" office:value-type="float" office:value="31190" calcext:value-type="float">
            <text:p>31190</text:p>
          </table:table-cell>
          <table:table-cell table:formula="of:=[$'Fuente-Dashboard-Departamentos-v2'.F54]+[$'Fuente-Dashboard-Departamentos-v2'.K54]+[$'Fuente-Dashboard-Departamentos-v2'.P54]+[$'Fuente-Dashboard-Departamentos-v2'.U54]+[$'Fuente-Dashboard-Departamentos-v2'.Z54]+[$'Fuente-Dashboard-Departamentos-v2'.AE54]+[$'Fuente-Dashboard-Departamentos-v2'.AJ54]+[$'Fuente-Dashboard-Departamentos-v2'.AO54]+[$'Fuente-Dashboard-Departamentos-v2'.AT54]+[$'Fuente-Dashboard-Departamentos-v2'.AY54]+[$'Fuente-Dashboard-Departamentos-v2'.BD54]+[$'Fuente-Dashboard-Departamentos-v2'.BI54]+[$'Fuente-Dashboard-Departamentos-v2'.BN54]+[$'Fuente-Dashboard-Departamentos-v2'.BS54]+[$'Fuente-Dashboard-Departamentos-v2'.BX54]+[$'Fuente-Dashboard-Departamentos-v2'.CC54]+[$'Fuente-Dashboard-Departamentos-v2'.CH54]+[$'Fuente-Dashboard-Departamentos-v2'.CM54]+[$'Fuente-Dashboard-Departamentos-v2'.CR54]+[$'Fuente-Dashboard-Departamentos-v2'.CW54]+[$'Fuente-Dashboard-Departamentos-v2'.DB54]+[$'Fuente-Dashboard-Departamentos-v2'.DG54]+[$'Fuente-Dashboard-Departamentos-v2'.DL54]+[$'Fuente-Dashboard-Departamentos-v2'.DQ54]+[$'Fuente-Dashboard-Departamentos-v2'.DV54]" office:value-type="float" office:value="854" calcext:value-type="float">
            <text:p>854</text:p>
          </table:table-cell>
          <table:table-cell table:formula="of:=[.B54]=[$'Fuente-Dashboard-v2'.B54]" office:value-type="boolean" office:boolean-value="true" calcext:value-type="boolean">
            <text:p>VERDADERO</text:p>
          </table:table-cell>
          <table:table-cell table:formula="of:=[.C54]=[$'Fuente-Dashboard-v2'.C54]" office:value-type="boolean" office:boolean-value="true" calcext:value-type="boolean">
            <text:p>VERDADERO</text:p>
          </table:table-cell>
          <table:table-cell table:formula="of:=[.D54]=[$'Fuente-Dashboard-v2'.D54]" office:value-type="boolean" office:boolean-value="true" calcext:value-type="boolean">
            <text:p>VERDADERO</text:p>
          </table:table-cell>
          <table:table-cell table:formula="of:=[.E54]=[$'Fuente-Dashboard-v2'.E54]" office:value-type="boolean" office:boolean-value="true" calcext:value-type="boolean">
            <text:p>VERDADERO</text:p>
          </table:table-cell>
          <table:table-cell table:formula="of:=[.F54]=[$'Fuente-Dashboard-v2'.F5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5]" office:value-type="date" office:date-value="2020-04-28" calcext:value-type="date">
            <text:p>28/04/20</text:p>
          </table:table-cell>
          <table:table-cell table:formula="of:=[$'Fuente-Dashboard-Departamentos-v2'.B55]+[$'Fuente-Dashboard-Departamentos-v2'.G55]+[$'Fuente-Dashboard-Departamentos-v2'.L55]+[$'Fuente-Dashboard-Departamentos-v2'.Q55]+[$'Fuente-Dashboard-Departamentos-v2'.V55]+[$'Fuente-Dashboard-Departamentos-v2'.AA55]+[$'Fuente-Dashboard-Departamentos-v2'.AF55]+[$'Fuente-Dashboard-Departamentos-v2'.AK55]+[$'Fuente-Dashboard-Departamentos-v2'.AP55]+[$'Fuente-Dashboard-Departamentos-v2'.AU55]+[$'Fuente-Dashboard-Departamentos-v2'.AZ55]+[$'Fuente-Dashboard-Departamentos-v2'.BE55]+[$'Fuente-Dashboard-Departamentos-v2'.BJ55]+[$'Fuente-Dashboard-Departamentos-v2'.BO55]+[$'Fuente-Dashboard-Departamentos-v2'.BT55]+[$'Fuente-Dashboard-Departamentos-v2'.BY55]+[$'Fuente-Dashboard-Departamentos-v2'.CD55]+[$'Fuente-Dashboard-Departamentos-v2'.CI55]+[$'Fuente-Dashboard-Departamentos-v2'.CN55]+[$'Fuente-Dashboard-Departamentos-v2'.CS55]+[$'Fuente-Dashboard-Departamentos-v2'.CX55]+[$'Fuente-Dashboard-Departamentos-v2'.DC55]+[$'Fuente-Dashboard-Departamentos-v2'.DH55]+[$'Fuente-Dashboard-Departamentos-v2'.DM55]+[$'Fuente-Dashboard-Departamentos-v2'.DR55]" office:value-type="float" office:value="14384" calcext:value-type="float">
            <text:p>14384</text:p>
          </table:table-cell>
          <table:table-cell table:formula="of:=[$'Fuente-Dashboard-Departamentos-v2'.C55]+[$'Fuente-Dashboard-Departamentos-v2'.H55]+[$'Fuente-Dashboard-Departamentos-v2'.M55]+[$'Fuente-Dashboard-Departamentos-v2'.R55]+[$'Fuente-Dashboard-Departamentos-v2'.W55]+[$'Fuente-Dashboard-Departamentos-v2'.AB55]+[$'Fuente-Dashboard-Departamentos-v2'.AG55]+[$'Fuente-Dashboard-Departamentos-v2'.AL55]+[$'Fuente-Dashboard-Departamentos-v2'.AQ55]+[$'Fuente-Dashboard-Departamentos-v2'.AV55]+[$'Fuente-Dashboard-Departamentos-v2'.BA55]+[$'Fuente-Dashboard-Departamentos-v2'.BF55]+[$'Fuente-Dashboard-Departamentos-v2'.BK55]+[$'Fuente-Dashboard-Departamentos-v2'.BP55]+[$'Fuente-Dashboard-Departamentos-v2'.BU55]+[$'Fuente-Dashboard-Departamentos-v2'.BZ55]+[$'Fuente-Dashboard-Departamentos-v2'.CE55]+[$'Fuente-Dashboard-Departamentos-v2'.CJ55]+[$'Fuente-Dashboard-Departamentos-v2'.CO55]+[$'Fuente-Dashboard-Departamentos-v2'.CT55]+[$'Fuente-Dashboard-Departamentos-v2'.CY55]+[$'Fuente-Dashboard-Departamentos-v2'.DD55]+[$'Fuente-Dashboard-Departamentos-v2'.DI55]+[$'Fuente-Dashboard-Departamentos-v2'.DN55]+[$'Fuente-Dashboard-Departamentos-v2'.DS55]" office:value-type="float" office:value="19547" calcext:value-type="float">
            <text:p>19547</text:p>
          </table:table-cell>
          <table:table-cell table:formula="of:=[$'Fuente-Dashboard-Departamentos-v2'.D55]+[$'Fuente-Dashboard-Departamentos-v2'.I55]+[$'Fuente-Dashboard-Departamentos-v2'.N55]+[$'Fuente-Dashboard-Departamentos-v2'.S55]+[$'Fuente-Dashboard-Departamentos-v2'.X55]+[$'Fuente-Dashboard-Departamentos-v2'.AC55]+[$'Fuente-Dashboard-Departamentos-v2'.AH55]+[$'Fuente-Dashboard-Departamentos-v2'.AM55]+[$'Fuente-Dashboard-Departamentos-v2'.AR55]+[$'Fuente-Dashboard-Departamentos-v2'.AW55]+[$'Fuente-Dashboard-Departamentos-v2'.BB55]+[$'Fuente-Dashboard-Departamentos-v2'.BG55]+[$'Fuente-Dashboard-Departamentos-v2'.BL55]+[$'Fuente-Dashboard-Departamentos-v2'.BQ55]+[$'Fuente-Dashboard-Departamentos-v2'.BV55]+[$'Fuente-Dashboard-Departamentos-v2'.CA55]+[$'Fuente-Dashboard-Departamentos-v2'.CF55]+[$'Fuente-Dashboard-Departamentos-v2'.CK55]+[$'Fuente-Dashboard-Departamentos-v2'.CP55]+[$'Fuente-Dashboard-Departamentos-v2'.CU55]+[$'Fuente-Dashboard-Departamentos-v2'.CZ55]+[$'Fuente-Dashboard-Departamentos-v2'.DE55]+[$'Fuente-Dashboard-Departamentos-v2'.DJ55]+[$'Fuente-Dashboard-Departamentos-v2'.DO55]+[$'Fuente-Dashboard-Departamentos-v2'.DT55]" office:value-type="float" office:value="0" calcext:value-type="float">
            <text:p>0</text:p>
          </table:table-cell>
          <table:table-cell table:formula="of:=[$'Fuente-Dashboard-Departamentos-v2'.E55]+[$'Fuente-Dashboard-Departamentos-v2'.J55]+[$'Fuente-Dashboard-Departamentos-v2'.O55]+[$'Fuente-Dashboard-Departamentos-v2'.T55]+[$'Fuente-Dashboard-Departamentos-v2'.Y55]+[$'Fuente-Dashboard-Departamentos-v2'.AD55]+[$'Fuente-Dashboard-Departamentos-v2'.AI55]+[$'Fuente-Dashboard-Departamentos-v2'.AN55]+[$'Fuente-Dashboard-Departamentos-v2'.AS55]+[$'Fuente-Dashboard-Departamentos-v2'.AX55]+[$'Fuente-Dashboard-Departamentos-v2'.BC55]+[$'Fuente-Dashboard-Departamentos-v2'.BH55]+[$'Fuente-Dashboard-Departamentos-v2'.BM55]+[$'Fuente-Dashboard-Departamentos-v2'.BR55]+[$'Fuente-Dashboard-Departamentos-v2'.BW55]+[$'Fuente-Dashboard-Departamentos-v2'.CB55]+[$'Fuente-Dashboard-Departamentos-v2'.CG55]+[$'Fuente-Dashboard-Departamentos-v2'.CL55]+[$'Fuente-Dashboard-Departamentos-v2'.CQ55]+[$'Fuente-Dashboard-Departamentos-v2'.CV55]+[$'Fuente-Dashboard-Departamentos-v2'.DA55]+[$'Fuente-Dashboard-Departamentos-v2'.DF55]+[$'Fuente-Dashboard-Departamentos-v2'.DK55]+[$'Fuente-Dashboard-Departamentos-v2'.DP55]+[$'Fuente-Dashboard-Departamentos-v2'.DU55]" office:value-type="float" office:value="33931" calcext:value-type="float">
            <text:p>33931</text:p>
          </table:table-cell>
          <table:table-cell table:formula="of:=[$'Fuente-Dashboard-Departamentos-v2'.F55]+[$'Fuente-Dashboard-Departamentos-v2'.K55]+[$'Fuente-Dashboard-Departamentos-v2'.P55]+[$'Fuente-Dashboard-Departamentos-v2'.U55]+[$'Fuente-Dashboard-Departamentos-v2'.Z55]+[$'Fuente-Dashboard-Departamentos-v2'.AE55]+[$'Fuente-Dashboard-Departamentos-v2'.AJ55]+[$'Fuente-Dashboard-Departamentos-v2'.AO55]+[$'Fuente-Dashboard-Departamentos-v2'.AT55]+[$'Fuente-Dashboard-Departamentos-v2'.AY55]+[$'Fuente-Dashboard-Departamentos-v2'.BD55]+[$'Fuente-Dashboard-Departamentos-v2'.BI55]+[$'Fuente-Dashboard-Departamentos-v2'.BN55]+[$'Fuente-Dashboard-Departamentos-v2'.BS55]+[$'Fuente-Dashboard-Departamentos-v2'.BX55]+[$'Fuente-Dashboard-Departamentos-v2'.CC55]+[$'Fuente-Dashboard-Departamentos-v2'.CH55]+[$'Fuente-Dashboard-Departamentos-v2'.CM55]+[$'Fuente-Dashboard-Departamentos-v2'.CR55]+[$'Fuente-Dashboard-Departamentos-v2'.CW55]+[$'Fuente-Dashboard-Departamentos-v2'.DB55]+[$'Fuente-Dashboard-Departamentos-v2'.DG55]+[$'Fuente-Dashboard-Departamentos-v2'.DL55]+[$'Fuente-Dashboard-Departamentos-v2'.DQ55]+[$'Fuente-Dashboard-Departamentos-v2'.DV55]" office:value-type="float" office:value="943" calcext:value-type="float">
            <text:p>943</text:p>
          </table:table-cell>
          <table:table-cell table:formula="of:=[.B55]=[$'Fuente-Dashboard-v2'.B55]" office:value-type="boolean" office:boolean-value="true" calcext:value-type="boolean">
            <text:p>VERDADERO</text:p>
          </table:table-cell>
          <table:table-cell table:formula="of:=[.C55]=[$'Fuente-Dashboard-v2'.C55]" office:value-type="boolean" office:boolean-value="true" calcext:value-type="boolean">
            <text:p>VERDADERO</text:p>
          </table:table-cell>
          <table:table-cell table:formula="of:=[.D55]=[$'Fuente-Dashboard-v2'.D55]" office:value-type="boolean" office:boolean-value="true" calcext:value-type="boolean">
            <text:p>VERDADERO</text:p>
          </table:table-cell>
          <table:table-cell table:formula="of:=[.E55]=[$'Fuente-Dashboard-v2'.E55]" office:value-type="boolean" office:boolean-value="true" calcext:value-type="boolean">
            <text:p>VERDADERO</text:p>
          </table:table-cell>
          <table:table-cell table:formula="of:=[.F55]=[$'Fuente-Dashboard-v2'.F5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6]" office:value-type="date" office:date-value="2020-04-29" calcext:value-type="date">
            <text:p>29/04/20</text:p>
          </table:table-cell>
          <table:table-cell table:formula="of:=[$'Fuente-Dashboard-Departamentos-v2'.B56]+[$'Fuente-Dashboard-Departamentos-v2'.G56]+[$'Fuente-Dashboard-Departamentos-v2'.L56]+[$'Fuente-Dashboard-Departamentos-v2'.Q56]+[$'Fuente-Dashboard-Departamentos-v2'.V56]+[$'Fuente-Dashboard-Departamentos-v2'.AA56]+[$'Fuente-Dashboard-Departamentos-v2'.AF56]+[$'Fuente-Dashboard-Departamentos-v2'.AK56]+[$'Fuente-Dashboard-Departamentos-v2'.AP56]+[$'Fuente-Dashboard-Departamentos-v2'.AU56]+[$'Fuente-Dashboard-Departamentos-v2'.AZ56]+[$'Fuente-Dashboard-Departamentos-v2'.BE56]+[$'Fuente-Dashboard-Departamentos-v2'.BJ56]+[$'Fuente-Dashboard-Departamentos-v2'.BO56]+[$'Fuente-Dashboard-Departamentos-v2'.BT56]+[$'Fuente-Dashboard-Departamentos-v2'.BY56]+[$'Fuente-Dashboard-Departamentos-v2'.CD56]+[$'Fuente-Dashboard-Departamentos-v2'.CI56]+[$'Fuente-Dashboard-Departamentos-v2'.CN56]+[$'Fuente-Dashboard-Departamentos-v2'.CS56]+[$'Fuente-Dashboard-Departamentos-v2'.CX56]+[$'Fuente-Dashboard-Departamentos-v2'.DC56]+[$'Fuente-Dashboard-Departamentos-v2'.DH56]+[$'Fuente-Dashboard-Departamentos-v2'.DM56]+[$'Fuente-Dashboard-Departamentos-v2'.DR56]" office:value-type="float" office:value="14956" calcext:value-type="float">
            <text:p>14956</text:p>
          </table:table-cell>
          <table:table-cell table:formula="of:=[$'Fuente-Dashboard-Departamentos-v2'.C56]+[$'Fuente-Dashboard-Departamentos-v2'.H56]+[$'Fuente-Dashboard-Departamentos-v2'.M56]+[$'Fuente-Dashboard-Departamentos-v2'.R56]+[$'Fuente-Dashboard-Departamentos-v2'.W56]+[$'Fuente-Dashboard-Departamentos-v2'.AB56]+[$'Fuente-Dashboard-Departamentos-v2'.AG56]+[$'Fuente-Dashboard-Departamentos-v2'.AL56]+[$'Fuente-Dashboard-Departamentos-v2'.AQ56]+[$'Fuente-Dashboard-Departamentos-v2'.AV56]+[$'Fuente-Dashboard-Departamentos-v2'.BA56]+[$'Fuente-Dashboard-Departamentos-v2'.BF56]+[$'Fuente-Dashboard-Departamentos-v2'.BK56]+[$'Fuente-Dashboard-Departamentos-v2'.BP56]+[$'Fuente-Dashboard-Departamentos-v2'.BU56]+[$'Fuente-Dashboard-Departamentos-v2'.BZ56]+[$'Fuente-Dashboard-Departamentos-v2'.CE56]+[$'Fuente-Dashboard-Departamentos-v2'.CJ56]+[$'Fuente-Dashboard-Departamentos-v2'.CO56]+[$'Fuente-Dashboard-Departamentos-v2'.CT56]+[$'Fuente-Dashboard-Departamentos-v2'.CY56]+[$'Fuente-Dashboard-Departamentos-v2'.DD56]+[$'Fuente-Dashboard-Departamentos-v2'.DI56]+[$'Fuente-Dashboard-Departamentos-v2'.DN56]+[$'Fuente-Dashboard-Departamentos-v2'.DS56]" office:value-type="float" office:value="22020" calcext:value-type="float">
            <text:p>22020</text:p>
          </table:table-cell>
          <table:table-cell table:formula="of:=[$'Fuente-Dashboard-Departamentos-v2'.D56]+[$'Fuente-Dashboard-Departamentos-v2'.I56]+[$'Fuente-Dashboard-Departamentos-v2'.N56]+[$'Fuente-Dashboard-Departamentos-v2'.S56]+[$'Fuente-Dashboard-Departamentos-v2'.X56]+[$'Fuente-Dashboard-Departamentos-v2'.AC56]+[$'Fuente-Dashboard-Departamentos-v2'.AH56]+[$'Fuente-Dashboard-Departamentos-v2'.AM56]+[$'Fuente-Dashboard-Departamentos-v2'.AR56]+[$'Fuente-Dashboard-Departamentos-v2'.AW56]+[$'Fuente-Dashboard-Departamentos-v2'.BB56]+[$'Fuente-Dashboard-Departamentos-v2'.BG56]+[$'Fuente-Dashboard-Departamentos-v2'.BL56]+[$'Fuente-Dashboard-Departamentos-v2'.BQ56]+[$'Fuente-Dashboard-Departamentos-v2'.BV56]+[$'Fuente-Dashboard-Departamentos-v2'.CA56]+[$'Fuente-Dashboard-Departamentos-v2'.CF56]+[$'Fuente-Dashboard-Departamentos-v2'.CK56]+[$'Fuente-Dashboard-Departamentos-v2'.CP56]+[$'Fuente-Dashboard-Departamentos-v2'.CU56]+[$'Fuente-Dashboard-Departamentos-v2'.CZ56]+[$'Fuente-Dashboard-Departamentos-v2'.DE56]+[$'Fuente-Dashboard-Departamentos-v2'.DJ56]+[$'Fuente-Dashboard-Departamentos-v2'.DO56]+[$'Fuente-Dashboard-Departamentos-v2'.DT56]" office:value-type="float" office:value="0" calcext:value-type="float">
            <text:p>0</text:p>
          </table:table-cell>
          <table:table-cell table:formula="of:=[$'Fuente-Dashboard-Departamentos-v2'.E56]+[$'Fuente-Dashboard-Departamentos-v2'.J56]+[$'Fuente-Dashboard-Departamentos-v2'.O56]+[$'Fuente-Dashboard-Departamentos-v2'.T56]+[$'Fuente-Dashboard-Departamentos-v2'.Y56]+[$'Fuente-Dashboard-Departamentos-v2'.AD56]+[$'Fuente-Dashboard-Departamentos-v2'.AI56]+[$'Fuente-Dashboard-Departamentos-v2'.AN56]+[$'Fuente-Dashboard-Departamentos-v2'.AS56]+[$'Fuente-Dashboard-Departamentos-v2'.AX56]+[$'Fuente-Dashboard-Departamentos-v2'.BC56]+[$'Fuente-Dashboard-Departamentos-v2'.BH56]+[$'Fuente-Dashboard-Departamentos-v2'.BM56]+[$'Fuente-Dashboard-Departamentos-v2'.BR56]+[$'Fuente-Dashboard-Departamentos-v2'.BW56]+[$'Fuente-Dashboard-Departamentos-v2'.CB56]+[$'Fuente-Dashboard-Departamentos-v2'.CG56]+[$'Fuente-Dashboard-Departamentos-v2'.CL56]+[$'Fuente-Dashboard-Departamentos-v2'.CQ56]+[$'Fuente-Dashboard-Departamentos-v2'.CV56]+[$'Fuente-Dashboard-Departamentos-v2'.DA56]+[$'Fuente-Dashboard-Departamentos-v2'.DF56]+[$'Fuente-Dashboard-Departamentos-v2'.DK56]+[$'Fuente-Dashboard-Departamentos-v2'.DP56]+[$'Fuente-Dashboard-Departamentos-v2'.DU56]" office:value-type="float" office:value="36976" calcext:value-type="float">
            <text:p>36976</text:p>
          </table:table-cell>
          <table:table-cell table:formula="of:=[$'Fuente-Dashboard-Departamentos-v2'.F56]+[$'Fuente-Dashboard-Departamentos-v2'.K56]+[$'Fuente-Dashboard-Departamentos-v2'.P56]+[$'Fuente-Dashboard-Departamentos-v2'.U56]+[$'Fuente-Dashboard-Departamentos-v2'.Z56]+[$'Fuente-Dashboard-Departamentos-v2'.AE56]+[$'Fuente-Dashboard-Departamentos-v2'.AJ56]+[$'Fuente-Dashboard-Departamentos-v2'.AO56]+[$'Fuente-Dashboard-Departamentos-v2'.AT56]+[$'Fuente-Dashboard-Departamentos-v2'.AY56]+[$'Fuente-Dashboard-Departamentos-v2'.BD56]+[$'Fuente-Dashboard-Departamentos-v2'.BI56]+[$'Fuente-Dashboard-Departamentos-v2'.BN56]+[$'Fuente-Dashboard-Departamentos-v2'.BS56]+[$'Fuente-Dashboard-Departamentos-v2'.BX56]+[$'Fuente-Dashboard-Departamentos-v2'.CC56]+[$'Fuente-Dashboard-Departamentos-v2'.CH56]+[$'Fuente-Dashboard-Departamentos-v2'.CM56]+[$'Fuente-Dashboard-Departamentos-v2'.CR56]+[$'Fuente-Dashboard-Departamentos-v2'.CW56]+[$'Fuente-Dashboard-Departamentos-v2'.DB56]+[$'Fuente-Dashboard-Departamentos-v2'.DG56]+[$'Fuente-Dashboard-Departamentos-v2'.DL56]+[$'Fuente-Dashboard-Departamentos-v2'.DQ56]+[$'Fuente-Dashboard-Departamentos-v2'.DV56]" office:value-type="float" office:value="1051" calcext:value-type="float">
            <text:p>1051</text:p>
          </table:table-cell>
          <table:table-cell table:formula="of:=[.B56]=[$'Fuente-Dashboard-v2'.B56]" office:value-type="boolean" office:boolean-value="true" calcext:value-type="boolean">
            <text:p>VERDADERO</text:p>
          </table:table-cell>
          <table:table-cell table:formula="of:=[.C56]=[$'Fuente-Dashboard-v2'.C56]" office:value-type="boolean" office:boolean-value="true" calcext:value-type="boolean">
            <text:p>VERDADERO</text:p>
          </table:table-cell>
          <table:table-cell table:formula="of:=[.D56]=[$'Fuente-Dashboard-v2'.D56]" office:value-type="boolean" office:boolean-value="true" calcext:value-type="boolean">
            <text:p>VERDADERO</text:p>
          </table:table-cell>
          <table:table-cell table:formula="of:=[.E56]=[$'Fuente-Dashboard-v2'.E56]" office:value-type="boolean" office:boolean-value="true" calcext:value-type="boolean">
            <text:p>VERDADERO</text:p>
          </table:table-cell>
          <table:table-cell table:formula="of:=[.F56]=[$'Fuente-Dashboard-v2'.F5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7]" office:value-type="date" office:date-value="2020-04-30" calcext:value-type="date">
            <text:p>30/04/20</text:p>
          </table:table-cell>
          <table:table-cell table:formula="of:=[$'Fuente-Dashboard-Departamentos-v2'.B57]+[$'Fuente-Dashboard-Departamentos-v2'.G57]+[$'Fuente-Dashboard-Departamentos-v2'.L57]+[$'Fuente-Dashboard-Departamentos-v2'.Q57]+[$'Fuente-Dashboard-Departamentos-v2'.V57]+[$'Fuente-Dashboard-Departamentos-v2'.AA57]+[$'Fuente-Dashboard-Departamentos-v2'.AF57]+[$'Fuente-Dashboard-Departamentos-v2'.AK57]+[$'Fuente-Dashboard-Departamentos-v2'.AP57]+[$'Fuente-Dashboard-Departamentos-v2'.AU57]+[$'Fuente-Dashboard-Departamentos-v2'.AZ57]+[$'Fuente-Dashboard-Departamentos-v2'.BE57]+[$'Fuente-Dashboard-Departamentos-v2'.BJ57]+[$'Fuente-Dashboard-Departamentos-v2'.BO57]+[$'Fuente-Dashboard-Departamentos-v2'.BT57]+[$'Fuente-Dashboard-Departamentos-v2'.BY57]+[$'Fuente-Dashboard-Departamentos-v2'.CD57]+[$'Fuente-Dashboard-Departamentos-v2'.CI57]+[$'Fuente-Dashboard-Departamentos-v2'.CN57]+[$'Fuente-Dashboard-Departamentos-v2'.CS57]+[$'Fuente-Dashboard-Departamentos-v2'.CX57]+[$'Fuente-Dashboard-Departamentos-v2'.DC57]+[$'Fuente-Dashboard-Departamentos-v2'.DH57]+[$'Fuente-Dashboard-Departamentos-v2'.DM57]+[$'Fuente-Dashboard-Departamentos-v2'.DR57]" office:value-type="float" office:value="15540" calcext:value-type="float">
            <text:p>15540</text:p>
          </table:table-cell>
          <table:table-cell table:formula="of:=[$'Fuente-Dashboard-Departamentos-v2'.C57]+[$'Fuente-Dashboard-Departamentos-v2'.H57]+[$'Fuente-Dashboard-Departamentos-v2'.M57]+[$'Fuente-Dashboard-Departamentos-v2'.R57]+[$'Fuente-Dashboard-Departamentos-v2'.W57]+[$'Fuente-Dashboard-Departamentos-v2'.AB57]+[$'Fuente-Dashboard-Departamentos-v2'.AG57]+[$'Fuente-Dashboard-Departamentos-v2'.AL57]+[$'Fuente-Dashboard-Departamentos-v2'.AQ57]+[$'Fuente-Dashboard-Departamentos-v2'.AV57]+[$'Fuente-Dashboard-Departamentos-v2'.BA57]+[$'Fuente-Dashboard-Departamentos-v2'.BF57]+[$'Fuente-Dashboard-Departamentos-v2'.BK57]+[$'Fuente-Dashboard-Departamentos-v2'.BP57]+[$'Fuente-Dashboard-Departamentos-v2'.BU57]+[$'Fuente-Dashboard-Departamentos-v2'.BZ57]+[$'Fuente-Dashboard-Departamentos-v2'.CE57]+[$'Fuente-Dashboard-Departamentos-v2'.CJ57]+[$'Fuente-Dashboard-Departamentos-v2'.CO57]+[$'Fuente-Dashboard-Departamentos-v2'.CT57]+[$'Fuente-Dashboard-Departamentos-v2'.CY57]+[$'Fuente-Dashboard-Departamentos-v2'.DD57]+[$'Fuente-Dashboard-Departamentos-v2'.DI57]+[$'Fuente-Dashboard-Departamentos-v2'.DN57]+[$'Fuente-Dashboard-Departamentos-v2'.DS57]" office:value-type="float" office:value="24919" calcext:value-type="float">
            <text:p>24919</text:p>
          </table:table-cell>
          <table:table-cell table:formula="of:=[$'Fuente-Dashboard-Departamentos-v2'.D57]+[$'Fuente-Dashboard-Departamentos-v2'.I57]+[$'Fuente-Dashboard-Departamentos-v2'.N57]+[$'Fuente-Dashboard-Departamentos-v2'.S57]+[$'Fuente-Dashboard-Departamentos-v2'.X57]+[$'Fuente-Dashboard-Departamentos-v2'.AC57]+[$'Fuente-Dashboard-Departamentos-v2'.AH57]+[$'Fuente-Dashboard-Departamentos-v2'.AM57]+[$'Fuente-Dashboard-Departamentos-v2'.AR57]+[$'Fuente-Dashboard-Departamentos-v2'.AW57]+[$'Fuente-Dashboard-Departamentos-v2'.BB57]+[$'Fuente-Dashboard-Departamentos-v2'.BG57]+[$'Fuente-Dashboard-Departamentos-v2'.BL57]+[$'Fuente-Dashboard-Departamentos-v2'.BQ57]+[$'Fuente-Dashboard-Departamentos-v2'.BV57]+[$'Fuente-Dashboard-Departamentos-v2'.CA57]+[$'Fuente-Dashboard-Departamentos-v2'.CF57]+[$'Fuente-Dashboard-Departamentos-v2'.CK57]+[$'Fuente-Dashboard-Departamentos-v2'.CP57]+[$'Fuente-Dashboard-Departamentos-v2'.CU57]+[$'Fuente-Dashboard-Departamentos-v2'.CZ57]+[$'Fuente-Dashboard-Departamentos-v2'.DE57]+[$'Fuente-Dashboard-Departamentos-v2'.DJ57]+[$'Fuente-Dashboard-Departamentos-v2'.DO57]+[$'Fuente-Dashboard-Departamentos-v2'.DT57]" office:value-type="float" office:value="0" calcext:value-type="float">
            <text:p>0</text:p>
          </table:table-cell>
          <table:table-cell table:formula="of:=[$'Fuente-Dashboard-Departamentos-v2'.E57]+[$'Fuente-Dashboard-Departamentos-v2'.J57]+[$'Fuente-Dashboard-Departamentos-v2'.O57]+[$'Fuente-Dashboard-Departamentos-v2'.T57]+[$'Fuente-Dashboard-Departamentos-v2'.Y57]+[$'Fuente-Dashboard-Departamentos-v2'.AD57]+[$'Fuente-Dashboard-Departamentos-v2'.AI57]+[$'Fuente-Dashboard-Departamentos-v2'.AN57]+[$'Fuente-Dashboard-Departamentos-v2'.AS57]+[$'Fuente-Dashboard-Departamentos-v2'.AX57]+[$'Fuente-Dashboard-Departamentos-v2'.BC57]+[$'Fuente-Dashboard-Departamentos-v2'.BH57]+[$'Fuente-Dashboard-Departamentos-v2'.BM57]+[$'Fuente-Dashboard-Departamentos-v2'.BR57]+[$'Fuente-Dashboard-Departamentos-v2'.BW57]+[$'Fuente-Dashboard-Departamentos-v2'.CB57]+[$'Fuente-Dashboard-Departamentos-v2'.CG57]+[$'Fuente-Dashboard-Departamentos-v2'.CL57]+[$'Fuente-Dashboard-Departamentos-v2'.CQ57]+[$'Fuente-Dashboard-Departamentos-v2'.CV57]+[$'Fuente-Dashboard-Departamentos-v2'.DA57]+[$'Fuente-Dashboard-Departamentos-v2'.DF57]+[$'Fuente-Dashboard-Departamentos-v2'.DK57]+[$'Fuente-Dashboard-Departamentos-v2'.DP57]+[$'Fuente-Dashboard-Departamentos-v2'.DU57]" office:value-type="float" office:value="40459" calcext:value-type="float">
            <text:p>40459</text:p>
          </table:table-cell>
          <table:table-cell table:formula="of:=[$'Fuente-Dashboard-Departamentos-v2'.F57]+[$'Fuente-Dashboard-Departamentos-v2'.K57]+[$'Fuente-Dashboard-Departamentos-v2'.P57]+[$'Fuente-Dashboard-Departamentos-v2'.U57]+[$'Fuente-Dashboard-Departamentos-v2'.Z57]+[$'Fuente-Dashboard-Departamentos-v2'.AE57]+[$'Fuente-Dashboard-Departamentos-v2'.AJ57]+[$'Fuente-Dashboard-Departamentos-v2'.AO57]+[$'Fuente-Dashboard-Departamentos-v2'.AT57]+[$'Fuente-Dashboard-Departamentos-v2'.AY57]+[$'Fuente-Dashboard-Departamentos-v2'.BD57]+[$'Fuente-Dashboard-Departamentos-v2'.BI57]+[$'Fuente-Dashboard-Departamentos-v2'.BN57]+[$'Fuente-Dashboard-Departamentos-v2'.BS57]+[$'Fuente-Dashboard-Departamentos-v2'.BX57]+[$'Fuente-Dashboard-Departamentos-v2'.CC57]+[$'Fuente-Dashboard-Departamentos-v2'.CH57]+[$'Fuente-Dashboard-Departamentos-v2'.CM57]+[$'Fuente-Dashboard-Departamentos-v2'.CR57]+[$'Fuente-Dashboard-Departamentos-v2'.CW57]+[$'Fuente-Dashboard-Departamentos-v2'.DB57]+[$'Fuente-Dashboard-Departamentos-v2'.DG57]+[$'Fuente-Dashboard-Departamentos-v2'.DL57]+[$'Fuente-Dashboard-Departamentos-v2'.DQ57]+[$'Fuente-Dashboard-Departamentos-v2'.DV57]" office:value-type="float" office:value="1124" calcext:value-type="float">
            <text:p>1124</text:p>
          </table:table-cell>
          <table:table-cell table:formula="of:=[.B57]=[$'Fuente-Dashboard-v2'.B57]" office:value-type="boolean" office:boolean-value="true" calcext:value-type="boolean">
            <text:p>VERDADERO</text:p>
          </table:table-cell>
          <table:table-cell table:formula="of:=[.C57]=[$'Fuente-Dashboard-v2'.C57]" office:value-type="boolean" office:boolean-value="true" calcext:value-type="boolean">
            <text:p>VERDADERO</text:p>
          </table:table-cell>
          <table:table-cell table:formula="of:=[.D57]=[$'Fuente-Dashboard-v2'.D57]" office:value-type="boolean" office:boolean-value="true" calcext:value-type="boolean">
            <text:p>VERDADERO</text:p>
          </table:table-cell>
          <table:table-cell table:formula="of:=[.E57]=[$'Fuente-Dashboard-v2'.E57]" office:value-type="boolean" office:boolean-value="true" calcext:value-type="boolean">
            <text:p>VERDADERO</text:p>
          </table:table-cell>
          <table:table-cell table:formula="of:=[.F57]=[$'Fuente-Dashboard-v2'.F57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664" calcext:value-type="float">
            <text:p>1664</text:p>
          </table:table-cell>
          <table:table-cell office:value-type="float" office:value="20914" calcext:value-type="float">
            <text:p>20914</text:p>
          </table:table-cell>
          <table:table-cell office:value-type="float" office:value="7422" calcext:value-type="float">
            <text:p>742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734" calcext:value-type="float">
            <text:p>734</text:p>
          </table:table-cell>
          <table:table-cell office:value-type="float" office:value="21648" calcext:value-type="float">
            <text:p>21648</text:p>
          </table:table-cell>
          <table:table-cell office:value-type="float" office:value="7496" calcext:value-type="float">
            <text:p>7496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3683" calcext:value-type="float">
            <text:p>3683</text:p>
          </table:table-cell>
          <table:table-cell office:value-type="float" office:value="25331" calcext:value-type="float">
            <text:p>25331</text:p>
          </table:table-cell>
          <table:table-cell office:value-type="float" office:value="7797" calcext:value-type="float">
            <text:p>7797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86" calcext:value-type="float">
            <text:p>2186</text:p>
          </table:table-cell>
          <table:table-cell office:value-type="float" office:value="27517" calcext:value-type="float">
            <text:p>27517</text:p>
          </table:table-cell>
          <table:table-cell office:value-type="float" office:value="8088" calcext:value-type="float">
            <text:p>8088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1182" calcext:value-type="float">
            <text:p>1182</text:p>
          </table:table-cell>
          <table:table-cell office:value-type="float" office:value="28699" calcext:value-type="float">
            <text:p>28699</text:p>
          </table:table-cell>
          <table:table-cell office:value-type="float" office:value="8429" calcext:value-type="float">
            <text:p>8429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491" calcext:value-type="float">
            <text:p>2491</text:p>
          </table:table-cell>
          <table:table-cell office:value-type="float" office:value="31190" calcext:value-type="float">
            <text:p>31190</text:p>
          </table:table-cell>
          <table:table-cell office:value-type="float" office:value="9174" calcext:value-type="float">
            <text:p>9174</text:p>
          </table:table-cell>
          <table:table-cell office:value-type="float" office:value="854" calcext:value-type="float">
            <text:p>854</text:p>
          </table:table-cell>
          <table:table-cell/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56" table:default-cell-style-name="ce3"/>
        <table:table-column table:style-name="co57" table:default-cell-style-name="ce3"/>
        <table:table-column table:style-name="co8" table:default-cell-style-name="ce4"/>
        <table:table-column table:style-name="co51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5-01T15:20:55.303235622</dc:date>
    <meta:editing-duration>P11DT22H59M5S</meta:editing-duration>
    <meta:editing-cycles>85</meta:editing-cycles>
    <meta:generator>LibreOffice/6.1.6.3$Linux_X86_64 LibreOffice_project/10$Build-3</meta:generator>
    <meta:document-statistic meta:table-count="8" meta:cell-count="5734" meta:object-count="0"/>
  </office:meta>
</office:document-meta>
</file>